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9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28cm"/>
    </style:style>
    <style:style style:name="co4" style:family="table-column">
      <style:table-column-properties fo:break-before="auto" style:column-width="2.351cm"/>
    </style:style>
    <style:style style:name="co5" style:family="table-column">
      <style:table-column-properties fo:break-before="auto" style:column-width="2.5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fo:font-weight="bold" style:font-weight-asian="bold" style:font-weight-complex="bold"/>
    </style:style>
    <style:style style:name="ce14" style:family="table-cell" style:parent-style-name="Default" style:data-style-name="N11">
      <style:text-properties fo:font-weight="normal" style:font-weight-asian="normal" style:font-weight-complex="normal"/>
    </style:style>
    <style:style style:name="ce17" style:family="table-cell" style:parent-style-name="Default" style:data-style-name="N11"/>
    <style:style style:name="ce1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ENET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2" table:default-cell-style-name="Default"/>
        <table:table-column table:style-name="co4" table:default-cell-style-name="ce17"/>
        <table:table-column table:style-name="co2" table:default-cell-style-name="Default"/>
        <table:table-column table:style-name="co5" table:default-cell-style-name="ce17"/>
        <table:table-column table:style-name="co2" table:number-columns-repeated="1017" table:default-cell-style-name="Default"/>
        <table:table-row table:style-name="ro1">
          <table:table-cell table:style-name="ce1" table:number-columns-repeated="2"/>
          <table:table-cell table:style-name="ce5" office:value-type="string" calcext:value-type="string" table:number-columns-spanned="4" table:number-rows-spanned="1">
            <text:p>GENETIC ALGORITHM</text:p>
          </table:table-cell>
          <table:covered-table-cell table:style-name="ce1"/>
          <table:covered-table-cell table:style-name="ce5"/>
          <table:covered-table-cell table:style-name="ce1"/>
          <table:table-cell table:style-name="ce7"/>
          <table:table-cell table:number-columns-repeated="101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A_20</text:p>
          </table:table-cell>
          <table:table-cell table:style-name="ce7" office:value-type="string" calcext:value-type="string">
            <text:p>GA_20RATE</text:p>
          </table:table-cell>
          <table:table-cell table:style-name="ce1" office:value-type="string" calcext:value-type="string">
            <text:p>GA_50</text:p>
          </table:table-cell>
          <table:table-cell table:style-name="ce7" office:value-type="string" calcext:value-type="string">
            <text:p>GA_50RATE</text:p>
          </table:table-cell>
          <table:table-cell table:style-name="ce1" office:value-type="string" calcext:value-type="string">
            <text:p>GA_100</text:p>
          </table:table-cell>
          <table:table-cell table:style-name="ce7" office:value-type="string" calcext:value-type="string">
            <text:p>GA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3636" calcext:value-type="float">
            <text:p>3636</text:p>
          </table:table-cell>
          <table:table-cell table:style-name="ce7" office:value-type="percentage" office:value="0.7667" calcext:value-type="percentage">
            <text:p>76,67%</text:p>
          </table:table-cell>
          <table:table-cell office:value-type="float" office:value="4936" calcext:value-type="float">
            <text:p>49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50" calcext:value-type="float">
            <text:p>715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3746" calcext:value-type="float">
            <text:p>3746</text:p>
          </table:table-cell>
          <table:table-cell table:style-name="ce14" office:value-type="percentage" office:value="0.6" calcext:value-type="percentage">
            <text:p>60,00%</text:p>
          </table:table-cell>
          <table:table-cell office:value-type="float" office:value="5538" calcext:value-type="float">
            <text:p>553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7504" calcext:value-type="float">
            <text:p>750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3362" calcext:value-type="float">
            <text:p>336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197" calcext:value-type="float">
            <text:p>51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35" calcext:value-type="float">
            <text:p>613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993" calcext:value-type="float">
            <text:p>29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35" calcext:value-type="float">
            <text:p>4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64" calcext:value-type="float">
            <text:p>656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953" calcext:value-type="float">
            <text:p>39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04" calcext:value-type="float">
            <text:p>9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13" calcext:value-type="float">
            <text:p>1181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3841" calcext:value-type="float">
            <text:p>3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84" calcext:value-type="float">
            <text:p>91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37" calcext:value-type="float">
            <text:p>1053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4051" calcext:value-type="float">
            <text:p>40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80" calcext:value-type="float">
            <text:p>100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31" calcext:value-type="float">
            <text:p>201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4060" calcext:value-type="float">
            <text:p>40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89" calcext:value-type="float">
            <text:p>100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40" calcext:value-type="float">
            <text:p>2014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106" calcext:value-type="float">
            <text:p>4106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0121" calcext:value-type="float">
            <text:p>10121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20151" calcext:value-type="float">
            <text:p>20151</text:p>
          </table:table-cell>
          <table:table-cell office:value-type="percentage" office:value="0.1" calcext:value-type="percentage">
            <text:p>1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4044" calcext:value-type="float">
            <text:p>40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14" calcext:value-type="float">
            <text:p>100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02" calcext:value-type="float">
            <text:p>1890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4086" calcext:value-type="float">
            <text:p>40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09" calcext:value-type="float">
            <text:p>101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77" calcext:value-type="float">
            <text:p>1847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3557" calcext:value-type="float">
            <text:p>3557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6774" calcext:value-type="float">
            <text:p>6774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0708" calcext:value-type="float">
            <text:p>1070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828" calcext:value-type="float">
            <text:p>382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653" calcext:value-type="float">
            <text:p>76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81" calcext:value-type="float">
            <text:p>848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4136" calcext:value-type="float">
            <text:p>4136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0143" calcext:value-type="float">
            <text:p>10143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7723" calcext:value-type="float">
            <text:p>17723</text:p>
          </table:table-cell>
          <table:table-cell office:value-type="percentage" office:value="0.6" calcext:value-type="percentage">
            <text:p>6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3013" calcext:value-type="float">
            <text:p>301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4767" calcext:value-type="float">
            <text:p>4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44" calcext:value-type="float">
            <text:p>674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870" calcext:value-type="float">
            <text:p>4870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11033" calcext:value-type="float">
            <text:p>11033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20815" calcext:value-type="float">
            <text:p>20815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686" calcext:value-type="float">
            <text:p>4686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10800" calcext:value-type="float">
            <text:p>10800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20597" calcext:value-type="float">
            <text:p>20597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4066" calcext:value-type="float">
            <text:p>4066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9771" calcext:value-type="float">
            <text:p>9771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14456" calcext:value-type="float">
            <text:p>14456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4066" calcext:value-type="float">
            <text:p>4066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9960" calcext:value-type="float">
            <text:p>9960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6786" calcext:value-type="float">
            <text:p>16786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4068" calcext:value-type="float">
            <text:p>4068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9659" calcext:value-type="float">
            <text:p>9659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5586" calcext:value-type="float">
            <text:p>15586</text:p>
          </table:table-cell>
          <table:table-cell office:value-type="percentage" office:value="0.8" calcext:value-type="percentage">
            <text:p>8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3737" calcext:value-type="float">
            <text:p>3737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9201" calcext:value-type="float">
            <text:p>92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908" calcext:value-type="float">
            <text:p>1190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4079" calcext:value-type="float">
            <text:p>4079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0074" calcext:value-type="float">
            <text:p>100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15" calcext:value-type="float">
            <text:p>2011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3996" calcext:value-type="float">
            <text:p>39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17" calcext:value-type="float">
            <text:p>94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43" calcext:value-type="float">
            <text:p>1394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4051" calcext:value-type="float">
            <text:p>40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59" calcext:value-type="float">
            <text:p>100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814" calcext:value-type="float">
            <text:p>1581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4083" calcext:value-type="float">
            <text:p>40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97" calcext:value-type="float">
            <text:p>100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87" calcext:value-type="float">
            <text:p>1898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050" calcext:value-type="float">
            <text:p>40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71" calcext:value-type="float">
            <text:p>100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035" calcext:value-type="float">
            <text:p>2003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52" calcext:value-type="float">
            <text:p>37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81" calcext:value-type="float">
            <text:p>85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29" calcext:value-type="float">
            <text:p>1302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618" calcext:value-type="float">
            <text:p>36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20" calcext:value-type="float">
            <text:p>80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89" calcext:value-type="float">
            <text:p>1288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4667" calcext:value-type="float">
            <text:p>46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70" calcext:value-type="float">
            <text:p>106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650" calcext:value-type="float">
            <text:p>2065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4144" calcext:value-type="float">
            <text:p>41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75" calcext:value-type="float">
            <text:p>101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208" calcext:value-type="float">
            <text:p>2020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4239" calcext:value-type="float">
            <text:p>4239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10271" calcext:value-type="float">
            <text:p>10271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20337" calcext:value-type="float">
            <text:p>20337</text:p>
          </table:table-cell>
          <table:table-cell office:value-type="percentage" office:value="0.3" calcext:value-type="percentage">
            <text:p>3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87" calcext:value-type="float">
            <text:p>35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81" calcext:value-type="float">
            <text:p>528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3:.B34])" office:value-type="float" office:value="124422" calcext:value-type="float">
            <text:p>124422</text:p>
          </table:table-cell>
          <table:table-cell table:style-name="ce7" table:formula="of:=AVERAGE([.C3:.C34])" office:value-type="percentage" office:value="0.790625" calcext:value-type="percentage">
            <text:p>79,06%</text:p>
          </table:table-cell>
          <table:table-cell table:style-name="ce1" table:formula="of:=SUM([.D3:.D34])" office:value-type="float" office:value="280190" calcext:value-type="float">
            <text:p>280190</text:p>
          </table:table-cell>
          <table:table-cell table:style-name="ce7" table:formula="of:=AVERAGE([.E3:.E34])" office:value-type="percentage" office:value="0.861459375" calcext:value-type="percentage">
            <text:p>86,15%</text:p>
          </table:table-cell>
          <table:table-cell table:style-name="ce1" table:formula="of:=SUM([.F3:.F34])" office:value-type="float" office:value="472596" calcext:value-type="float">
            <text:p>472596</text:p>
          </table:table-cell>
          <table:table-cell table:style-name="ce7" table:formula="of:=AVERAGE([.G3:.G34])" office:value-type="percentage" office:value="0.89583125" calcext:value-type="percentage">
            <text:p>89,58%</text:p>
          </table:table-cell>
          <table:table-cell table:style-name="ce1" table:number-columns-repeated="1017"/>
        </table:table-row>
        <table:table-row table:style-name="ro2">
          <table:table-cell table:number-columns-repeated="2"/>
          <table:table-cell table:style-name="ce15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4" table:number-rows-spanned="1">
            <text:p>PSO</text:p>
          </table:table-cell>
          <table:covered-table-cell table:style-name="ce1"/>
          <table:covered-table-cell table:style-name="ce5"/>
          <table:covered-table-cell table:style-name="ce1"/>
          <table:table-cell table:style-name="ce7"/>
          <table:table-cell table:number-columns-repeated="101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PSO_20</text:p>
          </table:table-cell>
          <table:table-cell table:style-name="ce7" office:value-type="string" calcext:value-type="string">
            <text:p>PSO_20RATE</text:p>
          </table:table-cell>
          <table:table-cell table:style-name="ce1" office:value-type="string" calcext:value-type="string">
            <text:p>PSO_50</text:p>
          </table:table-cell>
          <table:table-cell table:style-name="ce7" office:value-type="string" calcext:value-type="string">
            <text:p>PSO_50Rate</text:p>
          </table:table-cell>
          <table:table-cell table:style-name="ce1" office:value-type="string" calcext:value-type="string">
            <text:p>PSO_100</text:p>
          </table:table-cell>
          <table:table-cell table:style-name="ce7" office:value-type="string" calcext:value-type="string">
            <text:p>PSO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85" calcext:value-type="float">
            <text:p>1285</text:p>
          </table:table-cell>
          <table:table-cell table:style-name="ce7" office:value-type="percentage" office:value="0.6333" calcext:value-type="percentage">
            <text:p>63,33%</text:p>
          </table:table-cell>
          <table:table-cell office:value-type="float" office:value="3940" calcext:value-type="float">
            <text:p>3940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9030" calcext:value-type="float">
            <text:p>9030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266" calcext:value-type="float">
            <text:p>1266</text:p>
          </table:table-cell>
          <table:table-cell table:style-name="ce14" office:value-type="percentage" office:value="0.7" calcext:value-type="percentage">
            <text:p>70,00%</text:p>
          </table:table-cell>
          <table:table-cell office:value-type="float" office:value="4099" calcext:value-type="float">
            <text:p>4099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6505" calcext:value-type="float">
            <text:p>6505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755" calcext:value-type="float">
            <text:p>75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889" calcext:value-type="float">
            <text:p>2889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6865" calcext:value-type="float">
            <text:p>6865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229" calcext:value-type="float">
            <text:p>12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29" calcext:value-type="float">
            <text:p>30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62" calcext:value-type="float">
            <text:p>516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415" calcext:value-type="float">
            <text:p>1415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886" calcext:value-type="float">
            <text:p>4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24" calcext:value-type="float">
            <text:p>1112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470" calcext:value-type="float">
            <text:p>14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12" calcext:value-type="float">
            <text:p>38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55" calcext:value-type="float">
            <text:p>915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407" calcext:value-type="float">
            <text:p>24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36" calcext:value-type="float">
            <text:p>78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061" calcext:value-type="float">
            <text:p>1406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19" calcext:value-type="float">
            <text:p>10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16" calcext:value-type="float">
            <text:p>45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58" calcext:value-type="float">
            <text:p>895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721" calcext:value-type="float">
            <text:p>2721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8382" calcext:value-type="float">
            <text:p>8382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17497" calcext:value-type="float">
            <text:p>17497</text:p>
          </table:table-cell>
          <table:table-cell office:value-type="percentage" office:value="0.0333" calcext:value-type="percentage">
            <text:p>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720" calcext:value-type="float">
            <text:p>1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21" calcext:value-type="float">
            <text:p>53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36" calcext:value-type="float">
            <text:p>993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1795" calcext:value-type="float">
            <text:p>17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20" calcext:value-type="float">
            <text:p>59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85" calcext:value-type="float">
            <text:p>1238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634" calcext:value-type="float">
            <text:p>163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918" calcext:value-type="float">
            <text:p>491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104" calcext:value-type="float">
            <text:p>910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1589" calcext:value-type="float">
            <text:p>158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252" calcext:value-type="float">
            <text:p>52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971" calcext:value-type="float">
            <text:p>1297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711" calcext:value-type="float">
            <text:p>2711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7822" calcext:value-type="float">
            <text:p>7822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5174" calcext:value-type="float">
            <text:p>15174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253" calcext:value-type="float">
            <text:p>1253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3566" calcext:value-type="float">
            <text:p>356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7639" calcext:value-type="float">
            <text:p>7639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2170" calcext:value-type="float">
            <text:p>21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26" calcext:value-type="float">
            <text:p>1152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664" calcext:value-type="float">
            <text:p>26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03" calcext:value-type="float">
            <text:p>79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967" calcext:value-type="float">
            <text:p>1696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962" calcext:value-type="float">
            <text:p>1962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6491" calcext:value-type="float">
            <text:p>6491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5082" calcext:value-type="float">
            <text:p>15082</text:p>
          </table:table-cell>
          <table:table-cell office:value-type="percentage" office:value="0.4667" calcext:value-type="percentage">
            <text:p>4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864" calcext:value-type="float">
            <text:p>1864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6212" calcext:value-type="float">
            <text:p>6212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4625" calcext:value-type="float">
            <text:p>14625</text:p>
          </table:table-cell>
          <table:table-cell office:value-type="percentage" office:value="0.4" calcext:value-type="percentage">
            <text:p>4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829" calcext:value-type="float">
            <text:p>1829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5797" calcext:value-type="float">
            <text:p>5797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2628" calcext:value-type="float">
            <text:p>12628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673" calcext:value-type="float">
            <text:p>167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567" calcext:value-type="float">
            <text:p>55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59" calcext:value-type="float">
            <text:p>1065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719" calcext:value-type="float">
            <text:p>271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6874" calcext:value-type="float">
            <text:p>68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12" calcext:value-type="float">
            <text:p>1391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709" calcext:value-type="float">
            <text:p>1709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5371" calcext:value-type="float">
            <text:p>5371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2948" calcext:value-type="float">
            <text:p>1294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253" calcext:value-type="float">
            <text:p>2253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7049" calcext:value-type="float">
            <text:p>7049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13936" calcext:value-type="float">
            <text:p>13936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328" calcext:value-type="float">
            <text:p>2328</text:p>
          </table:table-cell>
          <table:table-cell office:value-type="percentage" office:value="0.2667" calcext:value-type="percentage">
            <text:p>26,67%</text:p>
          </table:table-cell>
          <table:table-cell office:value-type="float" office:value="6728" calcext:value-type="float">
            <text:p>6728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5449" calcext:value-type="float">
            <text:p>15449</text:p>
          </table:table-cell>
          <table:table-cell office:value-type="percentage" office:value="0.7" calcext:value-type="percentage">
            <text:p>7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629" calcext:value-type="float">
            <text:p>2629</text:p>
          </table:table-cell>
          <table:table-cell office:value-type="percentage" office:value="0.1667" calcext:value-type="percentage">
            <text:p>16,67%</text:p>
          </table:table-cell>
          <table:table-cell office:value-type="float" office:value="8032" calcext:value-type="float">
            <text:p>8032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6020" calcext:value-type="float">
            <text:p>16020</text:p>
          </table:table-cell>
          <table:table-cell office:value-type="percentage" office:value="0.5" calcext:value-type="percentage">
            <text:p>5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955" calcext:value-type="float">
            <text:p>9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75" calcext:value-type="float">
            <text:p>28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39" calcext:value-type="float">
            <text:p>723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256" calcext:value-type="float">
            <text:p>12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54" calcext:value-type="float">
            <text:p>22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51" calcext:value-type="float">
            <text:p>805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2572" calcext:value-type="float">
            <text:p>25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31" calcext:value-type="float">
            <text:p>86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03" calcext:value-type="float">
            <text:p>1880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1172" calcext:value-type="float">
            <text:p>11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36" calcext:value-type="float">
            <text:p>33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39" calcext:value-type="float">
            <text:p>603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507" calcext:value-type="float">
            <text:p>25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84" calcext:value-type="float">
            <text:p>74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731" calcext:value-type="float">
            <text:p>167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31" calcext:value-type="float">
            <text:p>2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2" calcext:value-type="float">
            <text:p>9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7" calcext:value-type="float">
            <text:p>203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39:.B70])" office:value-type="float" office:value="56762" calcext:value-type="float">
            <text:p>56762</text:p>
          </table:table-cell>
          <table:table-cell table:style-name="ce7" table:formula="of:=AVERAGE([.C39:.C70])" office:value-type="percentage" office:value="0.780209375" calcext:value-type="percentage">
            <text:p>78,02%</text:p>
          </table:table-cell>
          <table:table-cell table:style-name="ce1" table:formula="of:=SUM([.D39:.D70])" office:value-type="float" office:value="173723" calcext:value-type="float">
            <text:p>173723</text:p>
          </table:table-cell>
          <table:table-cell table:style-name="ce7" table:formula="of:=AVERAGE([.E39:.E70])" office:value-type="percentage" office:value="0.840628125" calcext:value-type="percentage">
            <text:p>84,06%</text:p>
          </table:table-cell>
          <table:table-cell table:style-name="ce1" table:formula="of:=SUM([.F39:.F70])" office:value-type="float" office:value="368218" calcext:value-type="float">
            <text:p>368218</text:p>
          </table:table-cell>
          <table:table-cell table:style-name="ce7" table:formula="of:=AVERAGE([.G39:.G70])" office:value-type="percentage" office:value="0.86041875" calcext:value-type="percentage">
            <text:p>86,04%</text:p>
          </table:table-cell>
          <table:table-cell table:number-columns-repeated="1017"/>
        </table:table-row>
        <table:table-row table:style-name="ro1" table:number-rows-repeated="38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_NEUR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number-columns-repeated="1017" table:default-cell-style-name="Default"/>
        <table:table-row table:style-name="ro3">
          <table:table-cell table:style-name="ce19" table:number-columns-repeated="2"/>
          <table:table-cell table:style-name="ce13" office:value-type="string" calcext:value-type="string" table:number-columns-spanned="5" table:number-rows-spanned="1">
            <text:p>MODEL = NEURAL(10)</text:p>
          </table:table-cell>
          <table:covered-table-cell table:style-name="ce19"/>
          <table:covered-table-cell table:style-name="ce18"/>
          <table:covered-table-cell table:style-name="ce19"/>
          <table:covered-table-cell table:style-name="ce18"/>
          <table:table-cell table:style-name="ce19" table:number-columns-repeated="101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5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30" calcext:value-type="float">
            <text:p>1230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238" calcext:value-type="float">
            <text:p>12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1" calcext:value-type="float">
            <text:p>126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24" calcext:value-type="float">
            <text:p>1024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35" calcext:value-type="float">
            <text:p>1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0" calcext:value-type="float">
            <text:p>109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85" calcext:value-type="float">
            <text:p>5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9" calcext:value-type="float">
            <text:p>6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0" calcext:value-type="float">
            <text:p>62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56" calcext:value-type="float">
            <text:p>8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2" calcext:value-type="float">
            <text:p>8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5" calcext:value-type="float">
            <text:p>87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322" calcext:value-type="float">
            <text:p>2322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444" calcext:value-type="float">
            <text:p>244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411" calcext:value-type="float">
            <text:p>2411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18" calcext:value-type="float">
            <text:p>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1" calcext:value-type="float">
            <text:p>8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0" calcext:value-type="float">
            <text:p>86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46" calcext:value-type="float">
            <text:p>9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5" calcext:value-type="float">
            <text:p>9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1" calcext:value-type="float">
            <text:p>100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51" calcext:value-type="float">
            <text:p>10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8" calcext:value-type="float">
            <text:p>11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0" calcext:value-type="float">
            <text:p>111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309" calcext:value-type="float">
            <text:p>430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474" calcext:value-type="float">
            <text:p>447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594" calcext:value-type="float">
            <text:p>4594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89" calcext:value-type="float">
            <text:p>11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23" calcext:value-type="float">
            <text:p>24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31" calcext:value-type="float">
            <text:p>25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46" calcext:value-type="float">
            <text:p>254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837" calcext:value-type="float">
            <text:p>83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936" calcext:value-type="float">
            <text:p>936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912" calcext:value-type="float">
            <text:p>912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34" calcext:value-type="float">
            <text:p>6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9" calcext:value-type="float">
            <text:p>6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5" calcext:value-type="float">
            <text:p>66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624" calcext:value-type="float">
            <text:p>36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98" calcext:value-type="float">
            <text:p>37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91" calcext:value-type="float">
            <text:p>369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753" calcext:value-type="float">
            <text:p>753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958" calcext:value-type="float">
            <text:p>958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966" calcext:value-type="float">
            <text:p>966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4045" calcext:value-type="float">
            <text:p>14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80" calcext:value-type="float">
            <text:p>148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358" calcext:value-type="float">
            <text:p>1535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8138" calcext:value-type="float">
            <text:p>81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05" calcext:value-type="float">
            <text:p>80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51" calcext:value-type="float">
            <text:p>825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99" calcext:value-type="float">
            <text:p>17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3" calcext:value-type="float">
            <text:p>18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83" calcext:value-type="float">
            <text:p>1983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756" calcext:value-type="float">
            <text:p>17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18" calcext:value-type="float">
            <text:p>191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791" calcext:value-type="float">
            <text:p>179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912" calcext:value-type="float">
            <text:p>19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63" calcext:value-type="float">
            <text:p>186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81" calcext:value-type="float">
            <text:p>13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29" calcext:value-type="float">
            <text:p>152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471" calcext:value-type="float">
            <text:p>147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034" calcext:value-type="float">
            <text:p>20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67" calcext:value-type="float">
            <text:p>206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248" calcext:value-type="float">
            <text:p>224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706" calcext:value-type="float">
            <text:p>1706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708" calcext:value-type="float">
            <text:p>1708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708" calcext:value-type="float">
            <text:p>1708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70" calcext:value-type="float">
            <text:p>970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147" calcext:value-type="float">
            <text:p>1147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104" calcext:value-type="float">
            <text:p>1104</text:p>
          </table:table-cell>
          <table:table-cell office:value-type="percentage" office:value="0.7" calcext:value-type="percentage">
            <text:p>7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156" calcext:value-type="float">
            <text:p>2156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2363" calcext:value-type="float">
            <text:p>2363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2104" calcext:value-type="float">
            <text:p>2104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53" calcext:value-type="float">
            <text:p>1253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1328" calcext:value-type="float">
            <text:p>1328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386" calcext:value-type="float">
            <text:p>1386</text:p>
          </table:table-cell>
          <table:table-cell office:value-type="percentage" office:value="0.4667" calcext:value-type="percentage">
            <text:p>4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762" calcext:value-type="float">
            <text:p>7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1" calcext:value-type="float">
            <text:p>11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9" calcext:value-type="float">
            <text:p>85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142" calcext:value-type="float">
            <text:p>21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84" calcext:value-type="float">
            <text:p>17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78" calcext:value-type="float">
            <text:p>117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3275" calcext:value-type="float">
            <text:p>132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22" calcext:value-type="float">
            <text:p>139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59" calcext:value-type="float">
            <text:p>1395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2689" calcext:value-type="float">
            <text:p>26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19" calcext:value-type="float">
            <text:p>28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34" calcext:value-type="float">
            <text:p>283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7815" calcext:value-type="float">
            <text:p>7815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9112" calcext:value-type="float">
            <text:p>911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062" calcext:value-type="float">
            <text:p>906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56" calcext:value-type="float">
            <text:p>2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2" calcext:value-type="float">
            <text:p>2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5" calcext:value-type="float">
            <text:p>28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4:.B35])" office:value-type="float" office:value="86569" calcext:value-type="float">
            <text:p>86569</text:p>
          </table:table-cell>
          <table:table-cell table:style-name="ce5" table:formula="of:=AVERAGE([.C4:.C35])" office:value-type="percentage" office:value="0.915625" calcext:value-type="percentage">
            <text:p>91,56%</text:p>
          </table:table-cell>
          <table:table-cell table:style-name="ce1" table:formula="of:=SUM([.D4:.D35])" office:value-type="float" office:value="91466" calcext:value-type="float">
            <text:p>91466</text:p>
          </table:table-cell>
          <table:table-cell table:style-name="ce5" table:formula="of:=AVERAGE([.E4:.E35])" office:value-type="percentage" office:value="0.940628125" calcext:value-type="percentage">
            <text:p>94,06%</text:p>
          </table:table-cell>
          <table:table-cell table:style-name="ce1" table:formula="of:=SUM([.F4:.F35])" office:value-type="float" office:value="91407" calcext:value-type="float">
            <text:p>91407</text:p>
          </table:table-cell>
          <table:table-cell table:style-name="ce5" table:formula="of:=AVERAGE([.G4:.G35])" office:value-type="percentage" office:value="0.9270875" calcext:value-type="percentage">
            <text:p>92,71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10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44" calcext:value-type="float">
            <text:p>1244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337" calcext:value-type="float">
            <text:p>13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2" calcext:value-type="float">
            <text:p>128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30" calcext:value-type="float">
            <text:p>1030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98" calcext:value-type="float">
            <text:p>10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2" calcext:value-type="float">
            <text:p>113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625" calcext:value-type="float">
            <text:p>6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5" calcext:value-type="float">
            <text:p>6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8" calcext:value-type="float">
            <text:p>66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900" calcext:value-type="float">
            <text:p>9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2" calcext:value-type="float">
            <text:p>9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1" calcext:value-type="float">
            <text:p>95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466" calcext:value-type="float">
            <text:p>246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323" calcext:value-type="float">
            <text:p>232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282" calcext:value-type="float">
            <text:p>2282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68" calcext:value-type="float">
            <text:p>8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3" calcext:value-type="float">
            <text:p>8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6" calcext:value-type="float">
            <text:p>88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88" calcext:value-type="float">
            <text:p>9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5" calcext:value-type="float">
            <text:p>1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0" calcext:value-type="float">
            <text:p>104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100" calcext:value-type="float">
            <text:p>1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9" calcext:value-type="float">
            <text:p>11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1" calcext:value-type="float">
            <text:p>115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363" calcext:value-type="float">
            <text:p>4363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684" calcext:value-type="float">
            <text:p>468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292" calcext:value-type="float">
            <text:p>4292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46" calcext:value-type="float">
            <text:p>12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8" calcext:value-type="float">
            <text:p>13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4" calcext:value-type="float">
            <text:p>130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58" calcext:value-type="float">
            <text:p>24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0" calcext:value-type="float">
            <text:p>25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8" calcext:value-type="float">
            <text:p>256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857" calcext:value-type="float">
            <text:p>85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921" calcext:value-type="float">
            <text:p>92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76" calcext:value-type="float">
            <text:p>6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7" calcext:value-type="float">
            <text:p>7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0" calcext:value-type="float">
            <text:p>72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752" calcext:value-type="float">
            <text:p>37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25" calcext:value-type="float">
            <text:p>36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26" calcext:value-type="float">
            <text:p>402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848" calcext:value-type="float">
            <text:p>848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036" calcext:value-type="float">
            <text:p>1036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105" calcext:value-type="float">
            <text:p>1105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5324" calcext:value-type="float">
            <text:p>153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296" calcext:value-type="float">
            <text:p>162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827" calcext:value-type="float">
            <text:p>1582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7187" calcext:value-type="float">
            <text:p>71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78" calcext:value-type="float">
            <text:p>71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88" calcext:value-type="float">
            <text:p>808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58" calcext:value-type="float">
            <text:p>17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54" calcext:value-type="float">
            <text:p>19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4" calcext:value-type="float">
            <text:p>197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785" calcext:value-type="float">
            <text:p>17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1" calcext:value-type="float">
            <text:p>18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9" calcext:value-type="float">
            <text:p>19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671" calcext:value-type="float">
            <text:p>16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3" calcext:value-type="float">
            <text:p>17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467" calcext:value-type="float">
            <text:p>1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1" calcext:value-type="float">
            <text:p>15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39" calcext:value-type="float">
            <text:p>153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141" calcext:value-type="float">
            <text:p>21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69" calcext:value-type="float">
            <text:p>23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68" calcext:value-type="float">
            <text:p>226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552" calcext:value-type="float">
            <text:p>155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770" calcext:value-type="float">
            <text:p>177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701" calcext:value-type="float">
            <text:p>1701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45" calcext:value-type="float">
            <text:p>1045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147" calcext:value-type="float">
            <text:p>114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082" calcext:value-type="float">
            <text:p>1082</text:p>
          </table:table-cell>
          <table:table-cell office:value-type="percentage" office:value="0.8" calcext:value-type="percentage">
            <text:p>8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130" calcext:value-type="float">
            <text:p>2130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2243" calcext:value-type="float">
            <text:p>2243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2236" calcext:value-type="float">
            <text:p>2236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69" calcext:value-type="float">
            <text:p>1269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1379" calcext:value-type="float">
            <text:p>1379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328" calcext:value-type="float">
            <text:p>1328</text:p>
          </table:table-cell>
          <table:table-cell office:value-type="percentage" office:value="0.3333" calcext:value-type="percentage">
            <text:p>3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074" calcext:value-type="float">
            <text:p>10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2" calcext:value-type="float">
            <text:p>9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6" calcext:value-type="float">
            <text:p>97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11" calcext:value-type="float">
            <text:p>1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08" calcext:value-type="float">
            <text:p>1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60" calcext:value-type="float">
            <text:p>176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3285" calcext:value-type="float">
            <text:p>132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023" calcext:value-type="float">
            <text:p>140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040" calcext:value-type="float">
            <text:p>1404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2742" calcext:value-type="float">
            <text:p>27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63" calcext:value-type="float">
            <text:p>28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66" calcext:value-type="float">
            <text:p>286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8968" calcext:value-type="float">
            <text:p>896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8123" calcext:value-type="float">
            <text:p>8123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030" calcext:value-type="float">
            <text:p>9030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316" calcext:value-type="float">
            <text:p>3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8" calcext:value-type="float">
            <text:p>3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4" calcext:value-type="float">
            <text:p>33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40:.B71])" office:value-type="float" office:value="88746" calcext:value-type="float">
            <text:p>88746</text:p>
          </table:table-cell>
          <table:table-cell table:style-name="ce5" table:formula="of:=AVERAGE([.C40:.C71])" office:value-type="percentage" office:value="0.931246875" calcext:value-type="percentage">
            <text:p>93,12%</text:p>
          </table:table-cell>
          <table:table-cell table:style-name="ce1" table:formula="of:=SUM([.D40:.D71])" office:value-type="float" office:value="91761" calcext:value-type="float">
            <text:p>91761</text:p>
          </table:table-cell>
          <table:table-cell table:style-name="ce5" table:formula="of:=AVERAGE([.E40:.E71])" office:value-type="percentage" office:value="0.934378125" calcext:value-type="percentage">
            <text:p>93,44%</text:p>
          </table:table-cell>
          <table:table-cell table:style-name="ce1" table:formula="of:=SUM([.F40:.F71])" office:value-type="float" office:value="93155" calcext:value-type="float">
            <text:p>93155</text:p>
          </table:table-cell>
          <table:table-cell table:style-name="ce5" table:formula="of:=AVERAGE([.G40:.G71])" office:value-type="percentage" office:value="0.938540625" calcext:value-type="percentage">
            <text:p>93,8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19" table:number-columns-repeated="2"/>
          <table:table-cell table:style-name="ce13" office:value-type="string" calcext:value-type="string" table:number-columns-spanned="5" table:number-rows-spanned="1">
            <text:p>MODEL = NEURAL(20)</text:p>
          </table:table-cell>
          <table:covered-table-cell table:style-name="ce19"/>
          <table:covered-table-cell table:style-name="ce18"/>
          <table:covered-table-cell table:style-name="ce19"/>
          <table:covered-table-cell table:style-name="ce18"/>
          <table:table-cell table:style-name="ce19"/>
          <table:table-cell table:number-columns-repeated="1016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5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24" calcext:value-type="float">
            <text:p>1224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255" calcext:value-type="float">
            <text:p>12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9" calcext:value-type="float">
            <text:p>13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04" calcext:value-type="float">
            <text:p>1004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70" calcext:value-type="float">
            <text:p>10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4" calcext:value-type="float">
            <text:p>106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79" calcext:value-type="float">
            <text:p>5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0" calcext:value-type="float">
            <text:p>6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3" calcext:value-type="float">
            <text:p>63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98" calcext:value-type="float">
            <text:p>7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7" calcext:value-type="float">
            <text:p>8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5" calcext:value-type="float">
            <text:p>86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234" calcext:value-type="float">
            <text:p>2234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386" calcext:value-type="float">
            <text:p>2386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382" calcext:value-type="float">
            <text:p>2382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33" calcext:value-type="float">
            <text:p>8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0" calcext:value-type="float">
            <text:p>8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2" calcext:value-type="float">
            <text:p>85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45" calcext:value-type="float">
            <text:p>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0" calcext:value-type="float">
            <text:p>9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4" calcext:value-type="float">
            <text:p>99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53" calcext:value-type="float">
            <text:p>10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8" calcext:value-type="float">
            <text:p>11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9" calcext:value-type="float">
            <text:p>11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353" calcext:value-type="float">
            <text:p>4353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844" calcext:value-type="float">
            <text:p>484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5052" calcext:value-type="float">
            <text:p>505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02" calcext:value-type="float">
            <text:p>12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52" calcext:value-type="float">
            <text:p>12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0" calcext:value-type="float">
            <text:p>122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00" calcext:value-type="float">
            <text:p>24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21" calcext:value-type="float">
            <text:p>2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35" calcext:value-type="float">
            <text:p>253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813" calcext:value-type="float">
            <text:p>813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909" calcext:value-type="float">
            <text:p>909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879" calcext:value-type="float">
            <text:p>879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29" calcext:value-type="float">
            <text:p>6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0" calcext:value-type="float">
            <text:p>6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3" calcext:value-type="float">
            <text:p>65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396" calcext:value-type="float">
            <text:p>33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16" calcext:value-type="float">
            <text:p>32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19" calcext:value-type="float">
            <text:p>401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805" calcext:value-type="float">
            <text:p>805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894" calcext:value-type="float">
            <text:p>894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898" calcext:value-type="float">
            <text:p>898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5325" calcext:value-type="float">
            <text:p>153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35" calcext:value-type="float">
            <text:p>16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194" calcext:value-type="float">
            <text:p>1619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6837" calcext:value-type="float">
            <text:p>68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38" calcext:value-type="float">
            <text:p>79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25" calcext:value-type="float">
            <text:p>822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845" calcext:value-type="float">
            <text:p>18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9" calcext:value-type="float">
            <text:p>18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7" calcext:value-type="float">
            <text:p>194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740" calcext:value-type="float">
            <text:p>17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58" calcext:value-type="float">
            <text:p>19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3" calcext:value-type="float">
            <text:p>1833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828" calcext:value-type="float">
            <text:p>18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3" calcext:value-type="float">
            <text:p>19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5" calcext:value-type="float">
            <text:p>190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79" calcext:value-type="float">
            <text:p>13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4" calcext:value-type="float">
            <text:p>14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56" calcext:value-type="float">
            <text:p>145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986" calcext:value-type="float">
            <text:p>198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23" calcext:value-type="float">
            <text:p>212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296" calcext:value-type="float">
            <text:p>2296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634" calcext:value-type="float">
            <text:p>163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700" calcext:value-type="float">
            <text:p>170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641" calcext:value-type="float">
            <text:p>1641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97" calcext:value-type="float">
            <text:p>997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170" calcext:value-type="float">
            <text:p>1170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069" calcext:value-type="float">
            <text:p>1069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177" calcext:value-type="float">
            <text:p>2177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2178" calcext:value-type="float">
            <text:p>2178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2122" calcext:value-type="float">
            <text:p>2122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76" calcext:value-type="float">
            <text:p>1276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1261" calcext:value-type="float">
            <text:p>1261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1343" calcext:value-type="float">
            <text:p>1343</text:p>
          </table:table-cell>
          <table:table-cell office:value-type="percentage" office:value="0.4" calcext:value-type="percentage">
            <text:p>4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366" calcext:value-type="float">
            <text:p>13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4" calcext:value-type="float">
            <text:p>8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1" calcext:value-type="float">
            <text:p>120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969" calcext:value-type="float">
            <text:p>9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01" calcext:value-type="float">
            <text:p>17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4" calcext:value-type="float">
            <text:p>131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3091" calcext:value-type="float">
            <text:p>130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69" calcext:value-type="float">
            <text:p>139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000" calcext:value-type="float">
            <text:p>1400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2691" calcext:value-type="float">
            <text:p>26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25" calcext:value-type="float">
            <text:p>28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12" calcext:value-type="float">
            <text:p>281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7830" calcext:value-type="float">
            <text:p>7830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9132" calcext:value-type="float">
            <text:p>913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564" calcext:value-type="float">
            <text:p>8564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58" calcext:value-type="float">
            <text:p>2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3" calcext:value-type="float">
            <text:p>2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" calcext:value-type="float">
            <text:p>28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77:.B108])" office:value-type="float" office:value="85497" calcext:value-type="float">
            <text:p>85497</text:p>
          </table:table-cell>
          <table:table-cell table:style-name="ce5" table:formula="of:=AVERAGE([.C77:.C108])" office:value-type="percentage" office:value="0.916665625" calcext:value-type="percentage">
            <text:p>91,67%</text:p>
          </table:table-cell>
          <table:table-cell table:style-name="ce1" table:formula="of:=SUM([.D77:.D108])" office:value-type="float" office:value="91805" calcext:value-type="float">
            <text:p>91805</text:p>
          </table:table-cell>
          <table:table-cell table:style-name="ce5" table:formula="of:=AVERAGE([.E77:.E108])" office:value-type="percentage" office:value="0.92916875" calcext:value-type="percentage">
            <text:p>92,92%</text:p>
          </table:table-cell>
          <table:table-cell table:style-name="ce1" table:formula="of:=SUM([.F77:.F108])" office:value-type="float" office:value="92666" calcext:value-type="float">
            <text:p>92666</text:p>
          </table:table-cell>
          <table:table-cell table:style-name="ce5" table:formula="of:=AVERAGE([.G77:.G108])" office:value-type="percentage" office:value="0.92916875" calcext:value-type="percentage">
            <text:p>92,92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table:number-columns-spanned="3" table:number-rows-spanned="1"/>
          <table:covered-table-cell table:number-columns-repeated="2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017"/>
        </table:table-row>
        <table:table-row table:style-name="ro1">
          <table:table-cell table:style-name="ce11"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4">
          <table:table-cell table:style-name="ce11"/>
          <table:table-cell table:number-columns-repeated="1023"/>
        </table:table-row>
        <table:table-row table:style-name="ro2">
          <table:table-cell table:style-name="ce12" table:number-columns-repeated="2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017"/>
        </table:table-row>
      </table:table>
      <table:table table:name="MODEL_RBF_SIMILARITY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number-columns-repeated="1017" table:default-cell-style-name="Default"/>
        <table:table-row table:style-name="ro3">
          <table:table-cell table:style-name="ce19" table:number-columns-repeated="2"/>
          <table:table-cell table:style-name="ce13" office:value-type="string" calcext:value-type="string" table:number-columns-spanned="5" table:number-rows-spanned="1">
            <text:p>MODEL = RBF(10)</text:p>
          </table:table-cell>
          <table:covered-table-cell table:style-name="ce19"/>
          <table:covered-table-cell table:style-name="ce18"/>
          <table:covered-table-cell table:style-name="ce19"/>
          <table:covered-table-cell table:style-name="ce18"/>
          <table:table-cell table:style-name="ce19" table:number-columns-repeated="101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5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17" calcext:value-type="float">
            <text:p>1217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345" calcext:value-type="float">
            <text:p>13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8" calcext:value-type="float">
            <text:p>128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21" calcext:value-type="float">
            <text:p>1021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64" calcext:value-type="float">
            <text:p>10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79" calcext:value-type="float">
            <text:p>5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4" calcext:value-type="float">
            <text:p>6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6" calcext:value-type="float">
            <text:p>61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64" calcext:value-type="float">
            <text:p>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5" calcext:value-type="float">
            <text:p>7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3" calcext:value-type="float">
            <text:p>74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217" calcext:value-type="float">
            <text:p>221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471" calcext:value-type="float">
            <text:p>2471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496" calcext:value-type="float">
            <text:p>2496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28" calcext:value-type="float">
            <text:p>8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1" calcext:value-type="float">
            <text:p>8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9" calcext:value-type="float">
            <text:p>85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15" calcext:value-type="float">
            <text:p>9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6" calcext:value-type="float">
            <text:p>9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4" calcext:value-type="float">
            <text:p>95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30" calcext:value-type="float">
            <text:p>10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0" calcext:value-type="float">
            <text:p>10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7" calcext:value-type="float">
            <text:p>107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317" calcext:value-type="float">
            <text:p>431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707" calcext:value-type="float">
            <text:p>470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726" calcext:value-type="float">
            <text:p>4726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99" calcext:value-type="float">
            <text:p>11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9" calcext:value-type="float">
            <text:p>12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9" calcext:value-type="float">
            <text:p>124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04" calcext:value-type="float">
            <text:p>24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9" calcext:value-type="float">
            <text:p>24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3" calcext:value-type="float">
            <text:p>251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833" calcext:value-type="float">
            <text:p>83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877" calcext:value-type="float">
            <text:p>87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847" calcext:value-type="float">
            <text:p>847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35" calcext:value-type="float">
            <text:p>6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7" calcext:value-type="float">
            <text:p>6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0" calcext:value-type="float">
            <text:p>67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511" calcext:value-type="float">
            <text:p>35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30" calcext:value-type="float">
            <text:p>353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878" calcext:value-type="float">
            <text:p>87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31" calcext:value-type="float">
            <text:p>1031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997" calcext:value-type="float">
            <text:p>997</text:p>
          </table:table-cell>
          <table:table-cell office:value-type="percentage" office:value="0.6" calcext:value-type="percentage">
            <text:p>6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4700" calcext:value-type="float">
            <text:p>147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838" calcext:value-type="float">
            <text:p>16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580" calcext:value-type="float">
            <text:p>1658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7731" calcext:value-type="float">
            <text:p>77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80" calcext:value-type="float">
            <text:p>72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17" calcext:value-type="float">
            <text:p>731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51" calcext:value-type="float">
            <text:p>17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5" calcext:value-type="float">
            <text:p>17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70" calcext:value-type="float">
            <text:p>1770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55" calcext:value-type="float">
            <text:p>16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64" calcext:value-type="float">
            <text:p>1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73" calcext:value-type="float">
            <text:p>1773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705" calcext:value-type="float">
            <text:p>17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14" calcext:value-type="float">
            <text:p>17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1" calcext:value-type="float">
            <text:p>184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65" calcext:value-type="float">
            <text:p>13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4" calcext:value-type="float">
            <text:p>13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8" calcext:value-type="float">
            <text:p>139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910" calcext:value-type="float">
            <text:p>1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85" calcext:value-type="float">
            <text:p>20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36" calcext:value-type="float">
            <text:p>2336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448" calcext:value-type="float">
            <text:p>144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512" calcext:value-type="float">
            <text:p>1512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466" calcext:value-type="float">
            <text:p>1466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08" calcext:value-type="float">
            <text:p>100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087" calcext:value-type="float">
            <text:p>108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25" calcext:value-type="float">
            <text:p>1025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892" calcext:value-type="float">
            <text:p>1892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2114" calcext:value-type="float">
            <text:p>2114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2018" calcext:value-type="float">
            <text:p>2018</text:p>
          </table:table-cell>
          <table:table-cell office:value-type="percentage" office:value="0.7" calcext:value-type="percentage">
            <text:p>7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174" calcext:value-type="float">
            <text:p>1174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1288" calcext:value-type="float">
            <text:p>1288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1259" calcext:value-type="float">
            <text:p>1259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042" calcext:value-type="float">
            <text:p>10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2" calcext:value-type="float">
            <text:p>7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7" calcext:value-type="float">
            <text:p>109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187" calcext:value-type="float">
            <text:p>11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6" calcext:value-type="float">
            <text:p>9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3" calcext:value-type="float">
            <text:p>128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367" calcext:value-type="float">
            <text:p>13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849" calcext:value-type="float">
            <text:p>138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78" calcext:value-type="float">
            <text:p>1397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2697" calcext:value-type="float">
            <text:p>26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29" calcext:value-type="float">
            <text:p>28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16" calcext:value-type="float">
            <text:p>281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8778" calcext:value-type="float">
            <text:p>877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8768" calcext:value-type="float">
            <text:p>8768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9504" calcext:value-type="float">
            <text:p>9504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64" calcext:value-type="float">
            <text:p>2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" calcext:value-type="float">
            <text:p>2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" calcext:value-type="float">
            <text:p>26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4:.B35])" office:value-type="float" office:value="74022" calcext:value-type="float">
            <text:p>74022</text:p>
          </table:table-cell>
          <table:table-cell table:style-name="ce5" table:formula="of:=AVERAGE([.C4:.C35])" office:value-type="percentage" office:value="0.940628125" calcext:value-type="percentage">
            <text:p>94,06%</text:p>
          </table:table-cell>
          <table:table-cell table:style-name="ce1" table:formula="of:=SUM([.D4:.D35])" office:value-type="float" office:value="89749" calcext:value-type="float">
            <text:p>89749</text:p>
          </table:table-cell>
          <table:table-cell table:style-name="ce5" table:formula="of:=AVERAGE([.E4:.E35])" office:value-type="percentage" office:value="0.94479375" calcext:value-type="percentage">
            <text:p>94,48%</text:p>
          </table:table-cell>
          <table:table-cell table:style-name="ce1" table:formula="of:=SUM([.F4:.F35])" office:value-type="float" office:value="91378" calcext:value-type="float">
            <text:p>91378</text:p>
          </table:table-cell>
          <table:table-cell table:style-name="ce5" table:formula="of:=AVERAGE([.G4:.G35])" office:value-type="percentage" office:value="0.921878125" calcext:value-type="percentage">
            <text:p>92,19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10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55" calcext:value-type="float">
            <text:p>1255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336" calcext:value-type="float">
            <text:p>13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2" calcext:value-type="float">
            <text:p>130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58" calcext:value-type="float">
            <text:p>1058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139" calcext:value-type="float">
            <text:p>11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9" calcext:value-type="float">
            <text:p>109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634" calcext:value-type="float">
            <text:p>6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7" calcext:value-type="float">
            <text:p>6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9" calcext:value-type="float">
            <text:p>66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84" calcext:value-type="float">
            <text:p>7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8" calcext:value-type="float">
            <text:p>7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4" calcext:value-type="float">
            <text:p>78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252" calcext:value-type="float">
            <text:p>225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480" calcext:value-type="float">
            <text:p>248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566" calcext:value-type="float">
            <text:p>2566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75" calcext:value-type="float">
            <text:p>8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1" calcext:value-type="float">
            <text:p>9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4" calcext:value-type="float">
            <text:p>90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57" calcext:value-type="float">
            <text:p>9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8" calcext:value-type="float">
            <text:p>9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3" calcext:value-type="float">
            <text:p>99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85" calcext:value-type="float">
            <text:p>10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23" calcext:value-type="float">
            <text:p>11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22" calcext:value-type="float">
            <text:p>112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200" calcext:value-type="float">
            <text:p>4200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4521" calcext:value-type="float">
            <text:p>452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5084" calcext:value-type="float">
            <text:p>5084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42" calcext:value-type="float">
            <text:p>12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8" calcext:value-type="float">
            <text:p>12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2" calcext:value-type="float">
            <text:p>128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47" calcext:value-type="float">
            <text:p>24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5" calcext:value-type="float">
            <text:p>25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37" calcext:value-type="float">
            <text:p>253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900" calcext:value-type="float">
            <text:p>90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946" calcext:value-type="float">
            <text:p>946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14" calcext:value-type="float">
            <text:p>914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74" calcext:value-type="float">
            <text:p>6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0" calcext:value-type="float">
            <text:p>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4" calcext:value-type="float">
            <text:p>72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334" calcext:value-type="float">
            <text:p>33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22" calcext:value-type="float">
            <text:p>35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41" calcext:value-type="float">
            <text:p>344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955" calcext:value-type="float">
            <text:p>9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7" calcext:value-type="float">
            <text:p>10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7" calcext:value-type="float">
            <text:p>1027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5174" calcext:value-type="float">
            <text:p>151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67" calcext:value-type="float">
            <text:p>160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236" calcext:value-type="float">
            <text:p>1623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7589" calcext:value-type="float">
            <text:p>75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3" calcext:value-type="float">
            <text:p>72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38" calcext:value-type="float">
            <text:p>743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24" calcext:value-type="float">
            <text:p>17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7" calcext:value-type="float">
            <text:p>1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17" calcext:value-type="float">
            <text:p>2817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736" calcext:value-type="float">
            <text:p>17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1" calcext:value-type="float">
            <text:p>181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811" calcext:value-type="float">
            <text:p>1811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620" calcext:value-type="float">
            <text:p>16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3" calcext:value-type="float">
            <text:p>183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80" calcext:value-type="float">
            <text:p>13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56" calcext:value-type="float">
            <text:p>14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31" calcext:value-type="float">
            <text:p>14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867" calcext:value-type="float">
            <text:p>18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81" calcext:value-type="float">
            <text:p>198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011" calcext:value-type="float">
            <text:p>201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531" calcext:value-type="float">
            <text:p>153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549" calcext:value-type="float">
            <text:p>154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552" calcext:value-type="float">
            <text:p>1552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89" calcext:value-type="float">
            <text:p>989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046" calcext:value-type="float">
            <text:p>104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058" calcext:value-type="float">
            <text:p>1058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839" calcext:value-type="float">
            <text:p>1839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919" calcext:value-type="float">
            <text:p>1919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2028" calcext:value-type="float">
            <text:p>2028</text:p>
          </table:table-cell>
          <table:table-cell office:value-type="percentage" office:value="0.8" calcext:value-type="percentage">
            <text:p>8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78" calcext:value-type="float">
            <text:p>1378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1319" calcext:value-type="float">
            <text:p>1319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1255" calcext:value-type="float">
            <text:p>1255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082" calcext:value-type="float">
            <text:p>10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2" calcext:value-type="float">
            <text:p>7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7" calcext:value-type="float">
            <text:p>102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068" calcext:value-type="float">
            <text:p>10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2" calcext:value-type="float">
            <text:p>12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28" calcext:value-type="float">
            <text:p>142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3310" calcext:value-type="float">
            <text:p>133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39" calcext:value-type="float">
            <text:p>139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78" calcext:value-type="float">
            <text:p>1397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2378" calcext:value-type="float">
            <text:p>23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74" calcext:value-type="float">
            <text:p>28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63" calcext:value-type="float">
            <text:p>286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8912" calcext:value-type="float">
            <text:p>8912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8428" calcext:value-type="float">
            <text:p>8428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8983" calcext:value-type="float">
            <text:p>8983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319" calcext:value-type="float">
            <text:p>3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8" calcext:value-type="float">
            <text:p>3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7" calcext:value-type="float">
            <text:p>31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40:.B71])" office:value-type="float" office:value="86548" calcext:value-type="float">
            <text:p>86548</text:p>
          </table:table-cell>
          <table:table-cell table:style-name="ce5" table:formula="of:=AVERAGE([.C40:.C71])" office:value-type="percentage" office:value="0.942709375" calcext:value-type="percentage">
            <text:p>94,27%</text:p>
          </table:table-cell>
          <table:table-cell table:style-name="ce1" table:formula="of:=SUM([.D40:.D71])" office:value-type="float" office:value="89744" calcext:value-type="float">
            <text:p>89744</text:p>
          </table:table-cell>
          <table:table-cell table:style-name="ce5" table:formula="of:=AVERAGE([.E40:.E71])" office:value-type="percentage" office:value="0.94166875" calcext:value-type="percentage">
            <text:p>94,17%</text:p>
          </table:table-cell>
          <table:table-cell table:style-name="ce1" table:formula="of:=SUM([.F40:.F71])" office:value-type="float" office:value="92514" calcext:value-type="float">
            <text:p>92514</text:p>
          </table:table-cell>
          <table:table-cell table:style-name="ce5" table:formula="of:=AVERAGE([.G40:.G71])" office:value-type="percentage" office:value="0.946878125" calcext:value-type="percentage">
            <text:p>94,69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20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367" calcext:value-type="float">
            <text:p>1367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483" calcext:value-type="float">
            <text:p>14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30" calcext:value-type="float">
            <text:p>143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188" calcext:value-type="float">
            <text:p>1188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183" calcext:value-type="float">
            <text:p>11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726" calcext:value-type="float">
            <text:p>7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5" calcext:value-type="float">
            <text:p>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2" calcext:value-type="float">
            <text:p>76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76" calcext:value-type="float">
            <text:p>8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6" calcext:value-type="float">
            <text:p>8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4" calcext:value-type="float">
            <text:p>85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497" calcext:value-type="float">
            <text:p>249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510" calcext:value-type="float">
            <text:p>2510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2594" calcext:value-type="float">
            <text:p>2594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973" calcext:value-type="float">
            <text:p>9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052" calcext:value-type="float">
            <text:p>10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2" calcext:value-type="float">
            <text:p>10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9" calcext:value-type="float">
            <text:p>108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179" calcext:value-type="float">
            <text:p>11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9" calcext:value-type="float">
            <text:p>12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6" calcext:value-type="float">
            <text:p>121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754" calcext:value-type="float">
            <text:p>475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599" calcext:value-type="float">
            <text:p>459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768" calcext:value-type="float">
            <text:p>4768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35" calcext:value-type="float">
            <text:p>13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1" calcext:value-type="float">
            <text:p>13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59" calcext:value-type="float">
            <text:p>135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64" calcext:value-type="float">
            <text:p>25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48" calcext:value-type="float">
            <text:p>26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6" calcext:value-type="float">
            <text:p>266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954" calcext:value-type="float">
            <text:p>954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999" calcext:value-type="float">
            <text:p>999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85" calcext:value-type="float">
            <text:p>1085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74" calcext:value-type="float">
            <text:p>7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9" calcext:value-type="float">
            <text:p>8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7" calcext:value-type="float">
            <text:p>82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363" calcext:value-type="float">
            <text:p>33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10" calcext:value-type="float">
            <text:p>33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54" calcext:value-type="float">
            <text:p>315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05" calcext:value-type="float">
            <text:p>10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6" calcext:value-type="float">
            <text:p>11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8" calcext:value-type="float">
            <text:p>110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5131" calcext:value-type="float">
            <text:p>151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654" calcext:value-type="float">
            <text:p>166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572" calcext:value-type="float">
            <text:p>1557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7363" calcext:value-type="float">
            <text:p>73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73" calcext:value-type="float">
            <text:p>76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55" calcext:value-type="float">
            <text:p>765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93" calcext:value-type="float">
            <text:p>17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59" calcext:value-type="float">
            <text:p>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2" calcext:value-type="float">
            <text:p>1922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805" calcext:value-type="float">
            <text:p>18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1" calcext:value-type="float">
            <text:p>18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1" calcext:value-type="float">
            <text:p>1831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763" calcext:value-type="float">
            <text:p>17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534" calcext:value-type="float">
            <text:p>15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18" calcext:value-type="float">
            <text:p>16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51" calcext:value-type="float">
            <text:p>155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994" calcext:value-type="float">
            <text:p>19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4" calcext:value-type="float">
            <text:p>20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48" calcext:value-type="float">
            <text:p>204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521" calcext:value-type="float">
            <text:p>152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553" calcext:value-type="float">
            <text:p>15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29" calcext:value-type="float">
            <text:p>152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42" calcext:value-type="float">
            <text:p>114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48" calcext:value-type="float">
            <text:p>104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076" calcext:value-type="float">
            <text:p>107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022" calcext:value-type="float">
            <text:p>2022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1978" calcext:value-type="float">
            <text:p>1978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2017" calcext:value-type="float">
            <text:p>2017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35" calcext:value-type="float">
            <text:p>1335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319" calcext:value-type="float">
            <text:p>1319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394" calcext:value-type="float">
            <text:p>1394</text:p>
          </table:table-cell>
          <table:table-cell office:value-type="percentage" office:value="0.6" calcext:value-type="percentage">
            <text:p>6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438" calcext:value-type="float">
            <text:p>14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4" calcext:value-type="float">
            <text:p>10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74" calcext:value-type="float">
            <text:p>137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325" calcext:value-type="float">
            <text:p>13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4" calcext:value-type="float">
            <text:p>124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3317" calcext:value-type="float">
            <text:p>133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22" calcext:value-type="float">
            <text:p>139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063" calcext:value-type="float">
            <text:p>1406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2828" calcext:value-type="float">
            <text:p>28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71" calcext:value-type="float">
            <text:p>29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83" calcext:value-type="float">
            <text:p>298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8821" calcext:value-type="float">
            <text:p>8821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7937" calcext:value-type="float">
            <text:p>793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8400" calcext:value-type="float">
            <text:p>8400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413" calcext:value-type="float">
            <text:p>4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4" calcext:value-type="float">
            <text:p>4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1" calcext:value-type="float">
            <text:p>42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76:.B107])" office:value-type="float" office:value="90152" calcext:value-type="float">
            <text:p>90152</text:p>
          </table:table-cell>
          <table:table-cell table:style-name="ce5" table:formula="of:=AVERAGE([.C76:.C107])" office:value-type="percentage" office:value="0.95625" calcext:value-type="percentage">
            <text:p>95,63%</text:p>
          </table:table-cell>
          <table:table-cell table:style-name="ce1" table:formula="of:=SUM([.D76:.D107])" office:value-type="float" office:value="92263" calcext:value-type="float">
            <text:p>92263</text:p>
          </table:table-cell>
          <table:table-cell table:style-name="ce5" table:formula="of:=AVERAGE([.E76:.E107])" office:value-type="percentage" office:value="0.95729375" calcext:value-type="percentage">
            <text:p>95,73%</text:p>
          </table:table-cell>
          <table:table-cell table:style-name="ce1" table:formula="of:=SUM([.F76:.F107])" office:value-type="float" office:value="92043" calcext:value-type="float">
            <text:p>92043</text:p>
          </table:table-cell>
          <table:table-cell table:style-name="ce5" table:formula="of:=AVERAGE([.G76:.G107])" office:value-type="percentage" office:value="0.96666875" calcext:value-type="percentage">
            <text:p>96,67%</text:p>
          </table:table-cell>
          <table:table-cell table:number-columns-repeated="1017"/>
        </table:table-row>
      </table:table>
      <table:table table:name="DOUBLEBO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row table:style-name="ro3">
          <table:table-cell table:style-name="ce19" table:number-columns-repeated="2"/>
          <table:table-cell table:style-name="ce13" office:value-type="string" calcext:value-type="string" table:number-columns-spanned="5" table:number-rows-spanned="1">
            <text:p>MODEL = RBF(10)</text:p>
          </table:table-cell>
          <table:covered-table-cell table:style-name="ce19"/>
          <table:covered-table-cell table:style-name="ce18"/>
          <table:covered-table-cell table:style-name="ce19"/>
          <table:covered-table-cell table:style-name="ce18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5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69" calcext:value-type="float">
            <text:p>1069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090" calcext:value-type="float">
            <text:p>10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884" calcext:value-type="float">
            <text:p>884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896" calcext:value-type="float">
            <text:p>8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1" calcext:value-type="float">
            <text:p>92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53" calcext:value-type="float">
            <text:p>4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4" calcext:value-type="float">
            <text:p>4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0" calcext:value-type="float">
            <text:p>46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24" calcext:value-type="float">
            <text:p>7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0" calcext:value-type="float">
            <text:p>8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8" calcext:value-type="float">
            <text:p>77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620" calcext:value-type="float">
            <text:p>162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767" calcext:value-type="float">
            <text:p>176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81" calcext:value-type="float">
            <text:p>7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3" calcext:value-type="float">
            <text:p>7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0" calcext:value-type="float">
            <text:p>75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89" calcext:value-type="float">
            <text:p>8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6" calcext:value-type="float">
            <text:p>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5" calcext:value-type="float">
            <text:p>88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53" calcext:value-type="float">
            <text:p>9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2" calcext:value-type="float">
            <text:p>9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8" calcext:value-type="float">
            <text:p>94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436" calcext:value-type="float">
            <text:p>24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7" calcext:value-type="float">
            <text:p>269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99" calcext:value-type="float">
            <text:p>11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7" calcext:value-type="float">
            <text:p>11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92" calcext:value-type="float">
            <text:p>119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06" calcext:value-type="float">
            <text:p>2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81" calcext:value-type="float">
            <text:p>23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99" calcext:value-type="float">
            <text:p>239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287" calcext:value-type="float">
            <text:p>228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919" calcext:value-type="float">
            <text:p>191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370" calcext:value-type="float">
            <text:p>2370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35" calcext:value-type="float">
            <text:p>6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9" calcext:value-type="float">
            <text:p>6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2" calcext:value-type="float">
            <text:p>6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916" calcext:value-type="float">
            <text:p>9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5" calcext:value-type="float">
            <text:p>8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3" calcext:value-type="float">
            <text:p>88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126" calcext:value-type="float">
            <text:p>112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61" calcext:value-type="float">
            <text:p>1161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408" calcext:value-type="float">
            <text:p>1408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25" calcext:value-type="float">
            <text:p>16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27" calcext:value-type="float">
            <text:p>16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56" calcext:value-type="float">
            <text:p>24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51" calcext:value-type="float">
            <text:p>24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44" calcext:value-type="float">
            <text:p>244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929" calcext:value-type="float">
            <text:p>19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9" calcext:value-type="float">
            <text:p>256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333" calcext:value-type="float">
            <text:p>2333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362" calcext:value-type="float">
            <text:p>13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69" calcext:value-type="float">
            <text:p>28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4" calcext:value-type="float">
            <text:p>1844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170" calcext:value-type="float">
            <text:p>21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72" calcext:value-type="float">
            <text:p>217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451" calcext:value-type="float">
            <text:p>245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746" calcext:value-type="float">
            <text:p>7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6" calcext:value-type="float">
            <text:p>7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2" calcext:value-type="float">
            <text:p>80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912" calcext:value-type="float">
            <text:p>19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68" calcext:value-type="float">
            <text:p>206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500" calcext:value-type="float">
            <text:p>1500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7" calcext:value-type="float">
            <text:p>85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14" calcext:value-type="float">
            <text:p>814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43" calcext:value-type="float">
            <text:p>94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117" calcext:value-type="float">
            <text:p>111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71" calcext:value-type="float">
            <text:p>971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58" calcext:value-type="float">
            <text:p>1058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206" calcext:value-type="float">
            <text:p>1206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997" calcext:value-type="float">
            <text:p>997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411" calcext:value-type="float">
            <text:p>1411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1186" calcext:value-type="float">
            <text:p>1186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1084" calcext:value-type="float">
            <text:p>1084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805" calcext:value-type="float">
            <text:p>8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3" calcext:value-type="float">
            <text:p>7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1" calcext:value-type="float">
            <text:p>106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661" calcext:value-type="float">
            <text:p>6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0" calcext:value-type="float">
            <text:p>6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4" calcext:value-type="float">
            <text:p>85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930" calcext:value-type="float">
            <text:p>19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2" calcext:value-type="float">
            <text:p>19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6" calcext:value-type="float">
            <text:p>189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482" calcext:value-type="float">
            <text:p>4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4" calcext:value-type="float">
            <text:p>4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8" calcext:value-type="float">
            <text:p>47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283" calcext:value-type="float">
            <text:p>22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10" calcext:value-type="float">
            <text:p>23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63" calcext:value-type="float">
            <text:p>226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63" calcext:value-type="float">
            <text:p>2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8" calcext:value-type="float">
            <text:p>2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8" calcext:value-type="float">
            <text:p>25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4:.B35])" office:value-type="float" office:value="41271" calcext:value-type="float">
            <text:p>41271</text:p>
          </table:table-cell>
          <table:table-cell table:style-name="ce5" table:formula="of:=AVERAGE([.C4:.C35])" office:value-type="percentage" office:value="0.953125" calcext:value-type="percentage">
            <text:p>95,31%</text:p>
          </table:table-cell>
          <table:table-cell table:style-name="ce1" table:formula="of:=SUM([.D4:.D35])" office:value-type="float" office:value="43584" calcext:value-type="float">
            <text:p>43584</text:p>
          </table:table-cell>
          <table:table-cell table:style-name="ce5" table:formula="of:=AVERAGE([.E4:.E35])" office:value-type="percentage" office:value="0.957290625" calcext:value-type="percentage">
            <text:p>95,73%</text:p>
          </table:table-cell>
          <table:table-cell table:style-name="ce1" table:formula="of:=SUM([.F4:.F35])" office:value-type="float" office:value="42994" calcext:value-type="float">
            <text:p>42994</text:p>
          </table:table-cell>
          <table:table-cell table:style-name="ce5" table:formula="of:=AVERAGE([.G4:.G35])" office:value-type="percentage" office:value="0.939584375" calcext:value-type="percentage">
            <text:p>93,96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10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22" calcext:value-type="float">
            <text:p>1122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122" calcext:value-type="float">
            <text:p>11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6" calcext:value-type="float">
            <text:p>111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53" calcext:value-type="float">
            <text:p>953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9" calcext:value-type="float">
            <text:p>94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10" calcext:value-type="float">
            <text:p>5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5" calcext:value-type="float">
            <text:p>5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6" calcext:value-type="float">
            <text:p>50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90" calcext:value-type="float">
            <text:p>7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1" calcext:value-type="float">
            <text:p>6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6" calcext:value-type="float">
            <text:p>67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623" calcext:value-type="float">
            <text:p>162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949" calcext:value-type="float">
            <text:p>1949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859" calcext:value-type="float">
            <text:p>1859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26" calcext:value-type="float">
            <text:p>8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9" calcext:value-type="float">
            <text:p>8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8" calcext:value-type="float">
            <text:p>77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33" calcext:value-type="float">
            <text:p>9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2" calcext:value-type="float">
            <text:p>9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2" calcext:value-type="float">
            <text:p>93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07" calcext:value-type="float">
            <text:p>10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8" calcext:value-type="float">
            <text:p>9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448" calcext:value-type="float">
            <text:p>24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05" calcext:value-type="float">
            <text:p>260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647" calcext:value-type="float">
            <text:p>264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42" calcext:value-type="float">
            <text:p>12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1" calcext:value-type="float">
            <text:p>12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8" calcext:value-type="float">
            <text:p>122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49" calcext:value-type="float">
            <text:p>24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60" calcext:value-type="float">
            <text:p>24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17" calcext:value-type="float">
            <text:p>241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465" calcext:value-type="float">
            <text:p>2465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074" calcext:value-type="float">
            <text:p>207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602" calcext:value-type="float">
            <text:p>2602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74" calcext:value-type="float">
            <text:p>6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1" calcext:value-type="float">
            <text:p>6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6" calcext:value-type="float">
            <text:p>69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939" calcext:value-type="float">
            <text:p>9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8" calcext:value-type="float">
            <text:p>9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0" calcext:value-type="float">
            <text:p>94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858" calcext:value-type="float">
            <text:p>85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89" calcext:value-type="float">
            <text:p>989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704" calcext:value-type="float">
            <text:p>17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98" calcext:value-type="float">
            <text:p>16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74" calcext:value-type="float">
            <text:p>167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67" calcext:value-type="float">
            <text:p>2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05" calcext:value-type="float">
            <text:p>25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99" calcext:value-type="float">
            <text:p>249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567" calcext:value-type="float">
            <text:p>15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7" calcext:value-type="float">
            <text:p>192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267" calcext:value-type="float">
            <text:p>126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948" calcext:value-type="float">
            <text:p>19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6" calcext:value-type="float">
            <text:p>19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17" calcext:value-type="float">
            <text:p>1517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305" calcext:value-type="float">
            <text:p>23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94" calcext:value-type="float">
            <text:p>24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5" calcext:value-type="float">
            <text:p>269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797" calcext:value-type="float">
            <text:p>7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5" calcext:value-type="float">
            <text:p>8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1" calcext:value-type="float">
            <text:p>82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558" calcext:value-type="float">
            <text:p>15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99" calcext:value-type="float">
            <text:p>14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6" calcext:value-type="float">
            <text:p>121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94" calcext:value-type="float">
            <text:p>89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08" calcext:value-type="float">
            <text:p>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61" calcext:value-type="float">
            <text:p>106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018" calcext:value-type="float">
            <text:p>101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41" calcext:value-type="float">
            <text:p>941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48" calcext:value-type="float">
            <text:p>1048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030" calcext:value-type="float">
            <text:p>1030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087" calcext:value-type="float">
            <text:p>1087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166" calcext:value-type="float">
            <text:p>1166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260" calcext:value-type="float">
            <text:p>1260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1160" calcext:value-type="float">
            <text:p>1160</text:p>
          </table:table-cell>
          <table:table-cell office:value-type="percentage" office:value="0.5333" calcext:value-type="percentage">
            <text:p>53,33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925" calcext:value-type="float">
            <text:p>9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7" calcext:value-type="float">
            <text:p>7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8" calcext:value-type="float">
            <text:p>9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854" calcext:value-type="float">
            <text:p>8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4" calcext:value-type="float">
            <text:p>11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0" calcext:value-type="float">
            <text:p>83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952" calcext:value-type="float">
            <text:p>19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5" calcext:value-type="float">
            <text:p>1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34" calcext:value-type="float">
            <text:p>19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530" calcext:value-type="float">
            <text:p>5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" calcext:value-type="float">
            <text:p>5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" calcext:value-type="float">
            <text:p>53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319" calcext:value-type="float">
            <text:p>23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5" calcext:value-type="float">
            <text:p>24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39" calcext:value-type="float">
            <text:p>233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316" calcext:value-type="float">
            <text:p>3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9" calcext:value-type="float">
            <text:p>3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7" calcext:value-type="float">
            <text:p>30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40:.B71])" office:value-type="float" office:value="42250" calcext:value-type="float">
            <text:p>42250</text:p>
          </table:table-cell>
          <table:table-cell table:style-name="ce5" table:formula="of:=AVERAGE([.C40:.C71])" office:value-type="percentage" office:value="0.951040625" calcext:value-type="percentage">
            <text:p>95,10%</text:p>
          </table:table-cell>
          <table:table-cell table:style-name="ce1" table:formula="of:=SUM([.D40:.D71])" office:value-type="float" office:value="43215" calcext:value-type="float">
            <text:p>43215</text:p>
          </table:table-cell>
          <table:table-cell table:style-name="ce5" table:formula="of:=AVERAGE([.E40:.E71])" office:value-type="percentage" office:value="0.959371875" calcext:value-type="percentage">
            <text:p>95,94%</text:p>
          </table:table-cell>
          <table:table-cell table:style-name="ce1" table:formula="of:=SUM([.F40:.F71])" office:value-type="float" office:value="42083" calcext:value-type="float">
            <text:p>42083</text:p>
          </table:table-cell>
          <table:table-cell table:style-name="ce5" table:formula="of:=AVERAGE([.G40:.G71])" office:value-type="percentage" office:value="0.9604125" calcext:value-type="percentage">
            <text:p>96,04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20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11" calcext:value-type="float">
            <text:p>1211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311" calcext:value-type="float">
            <text:p>13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4" calcext:value-type="float">
            <text:p>122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50" calcext:value-type="float">
            <text:p>1050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8" calcext:value-type="float">
            <text:p>105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604" calcext:value-type="float">
            <text:p>6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4" calcext:value-type="float">
            <text:p>6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9" calcext:value-type="float">
            <text:p>59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32" calcext:value-type="float">
            <text:p>7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9" calcext:value-type="float">
            <text:p>7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9" calcext:value-type="float">
            <text:p>73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786" calcext:value-type="float">
            <text:p>1786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2123" calcext:value-type="float">
            <text:p>2123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922" calcext:value-type="float">
            <text:p>9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2" calcext:value-type="float">
            <text:p>8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4" calcext:value-type="float">
            <text:p>88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031" calcext:value-type="float">
            <text:p>10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1" calcext:value-type="float">
            <text:p>10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0" calcext:value-type="float">
            <text:p>103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110" calcext:value-type="float">
            <text:p>11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9" calcext:value-type="float">
            <text:p>10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1" calcext:value-type="float">
            <text:p>109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582" calcext:value-type="float">
            <text:p>258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548" calcext:value-type="float">
            <text:p>25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1" calcext:value-type="float">
            <text:p>280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35" calcext:value-type="float">
            <text:p>13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7" calcext:value-type="float">
            <text:p>13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5" calcext:value-type="float">
            <text:p>130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70" calcext:value-type="float">
            <text:p>25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37" calcext:value-type="float">
            <text:p>25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44" calcext:value-type="float">
            <text:p>254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105" calcext:value-type="float">
            <text:p>2105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478" calcext:value-type="float">
            <text:p>247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578" calcext:value-type="float">
            <text:p>2578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74" calcext:value-type="float">
            <text:p>7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1" calcext:value-type="float">
            <text:p>7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8" calcext:value-type="float">
            <text:p>7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34" calcext:value-type="float">
            <text:p>10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8" calcext:value-type="float">
            <text:p>103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962" calcext:value-type="float">
            <text:p>9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7" calcext:value-type="float">
            <text:p>10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1" calcext:value-type="float">
            <text:p>104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777" calcext:value-type="float">
            <text:p>17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4" calcext:value-type="float">
            <text:p>18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51" calcext:value-type="float">
            <text:p>175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602" calcext:value-type="float">
            <text:p>26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10" calcext:value-type="float">
            <text:p>26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83" calcext:value-type="float">
            <text:p>258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582" calcext:value-type="float">
            <text:p>15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14" calcext:value-type="float">
            <text:p>16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8" calcext:value-type="float">
            <text:p>1878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01" calcext:value-type="float">
            <text:p>16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6" calcext:value-type="float">
            <text:p>13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85" calcext:value-type="float">
            <text:p>1685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101" calcext:value-type="float">
            <text:p>21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71" calcext:value-type="float">
            <text:p>20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98" calcext:value-type="float">
            <text:p>14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10" calcext:value-type="float">
            <text:p>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2" calcext:value-type="float">
            <text:p>9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1" calcext:value-type="float">
            <text:p>90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276" calcext:value-type="float">
            <text:p>12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6" calcext:value-type="float">
            <text:p>12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7" calcext:value-type="float">
            <text:p>124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913" calcext:value-type="float">
            <text:p>91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60" calcext:value-type="float">
            <text:p>86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50" calcext:value-type="float">
            <text:p>850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62" calcext:value-type="float">
            <text:p>1062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960" calcext:value-type="float">
            <text:p>96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93" calcext:value-type="float">
            <text:p>99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42" calcext:value-type="float">
            <text:p>1142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1173" calcext:value-type="float">
            <text:p>1173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098" calcext:value-type="float">
            <text:p>1098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55" calcext:value-type="float">
            <text:p>1255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1308" calcext:value-type="float">
            <text:p>1308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1313" calcext:value-type="float">
            <text:p>1313</text:p>
          </table:table-cell>
          <table:table-cell office:value-type="percentage" office:value="0.5667" calcext:value-type="percentage">
            <text:p>5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353" calcext:value-type="float">
            <text:p>13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1" calcext:value-type="float">
            <text:p>11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0" calcext:value-type="float">
            <text:p>132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914" calcext:value-type="float">
            <text:p>9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7" calcext:value-type="float">
            <text:p>11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8" calcext:value-type="float">
            <text:p>110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2062" calcext:value-type="float">
            <text:p>20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5" calcext:value-type="float">
            <text:p>20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42" calcext:value-type="float">
            <text:p>20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628" calcext:value-type="float">
            <text:p>6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2" calcext:value-type="float">
            <text:p>6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4" calcext:value-type="float">
            <text:p>6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439" calcext:value-type="float">
            <text:p>24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32" calcext:value-type="float">
            <text:p>25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30" calcext:value-type="float">
            <text:p>313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411" calcext:value-type="float">
            <text:p>4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" calcext:value-type="float">
            <text:p>4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0" calcext:value-type="float">
            <text:p>45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76:.B107])" office:value-type="float" office:value="43836" calcext:value-type="float">
            <text:p>43836</text:p>
          </table:table-cell>
          <table:table-cell table:style-name="ce5" table:formula="of:=AVERAGE([.C76:.C107])" office:value-type="percentage" office:value="0.958334375" calcext:value-type="percentage">
            <text:p>95,83%</text:p>
          </table:table-cell>
          <table:table-cell table:style-name="ce1" table:formula="of:=SUM([.D76:.D107])" office:value-type="float" office:value="44370" calcext:value-type="float">
            <text:p>44370</text:p>
          </table:table-cell>
          <table:table-cell table:style-name="ce5" table:formula="of:=AVERAGE([.E76:.E107])" office:value-type="percentage" office:value="0.968753125" calcext:value-type="percentage">
            <text:p>96,88%</text:p>
          </table:table-cell>
          <table:table-cell table:style-name="ce1" table:formula="of:=SUM([.F76:.F107])" office:value-type="float" office:value="45088" calcext:value-type="float">
            <text:p>45088</text:p>
          </table:table-cell>
          <table:table-cell table:style-name="ce5" table:formula="of:=AVERAGE([.G76:.G107])" office:value-type="percentage" office:value="0.97188125" calcext:value-type="percentage">
            <text:p>97,19%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3">
          <table:table-cell table:style-name="ce19" table:number-columns-repeated="2"/>
          <table:table-cell table:style-name="ce13" office:value-type="string" calcext:value-type="string" table:number-columns-spanned="5" table:number-rows-spanned="1">
            <text:p>MODEL = RBF(15)</text:p>
          </table:table-cell>
          <table:covered-table-cell table:style-name="ce19"/>
          <table:covered-table-cell table:style-name="ce18"/>
          <table:covered-table-cell table:style-name="ce19"/>
          <table:covered-table-cell table:style-name="ce18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5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06" calcext:value-type="float">
            <text:p>1106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081" calcext:value-type="float">
            <text:p>10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8" calcext:value-type="float">
            <text:p>110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890" calcext:value-type="float">
            <text:p>890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925" calcext:value-type="float">
            <text:p>9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3" calcext:value-type="float">
            <text:p>91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56" calcext:value-type="float">
            <text:p>4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9" calcext:value-type="float">
            <text:p>4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8" calcext:value-type="float">
            <text:p>47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116" calcext:value-type="float">
            <text:p>11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2" calcext:value-type="float">
            <text:p>1222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604" calcext:value-type="float">
            <text:p>1604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439" calcext:value-type="float">
            <text:p>1439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383" calcext:value-type="float">
            <text:p>1383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54" calcext:value-type="float">
            <text:p>7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4" calcext:value-type="float">
            <text:p>7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6" calcext:value-type="float">
            <text:p>67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4" calcext:value-type="float">
            <text:p>8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9" calcext:value-type="float">
            <text:p>8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6" calcext:value-type="float">
            <text:p>89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70" calcext:value-type="float">
            <text:p>9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2" calcext:value-type="float">
            <text:p>9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9" calcext:value-type="float">
            <text:p>95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436" calcext:value-type="float">
            <text:p>24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7" calcext:value-type="float">
            <text:p>269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95" calcext:value-type="float">
            <text:p>11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91" calcext:value-type="float">
            <text:p>11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98" calcext:value-type="float">
            <text:p>11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24" calcext:value-type="float">
            <text:p>24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88" calcext:value-type="float">
            <text:p>23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08" calcext:value-type="float">
            <text:p>240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298" calcext:value-type="float">
            <text:p>22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5" calcext:value-type="float">
            <text:p>190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492" calcext:value-type="float">
            <text:p>2492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39" calcext:value-type="float">
            <text:p>6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8" calcext:value-type="float">
            <text:p>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4" calcext:value-type="float">
            <text:p>66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875" calcext:value-type="float">
            <text:p>87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97" calcext:value-type="float">
            <text:p>8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9" calcext:value-type="float">
            <text:p>94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172" calcext:value-type="float">
            <text:p>1172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003" calcext:value-type="float">
            <text:p>2003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658" calcext:value-type="float">
            <text:p>1658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38" calcext:value-type="float">
            <text:p>1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82" calcext:value-type="float">
            <text:p>16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80" calcext:value-type="float">
            <text:p>168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48" calcext:value-type="float">
            <text:p>24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30" calcext:value-type="float">
            <text:p>24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51" calcext:value-type="float">
            <text:p>245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835" calcext:value-type="float">
            <text:p>1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02" calcext:value-type="float">
            <text:p>370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987" calcext:value-type="float">
            <text:p>2987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84" calcext:value-type="float">
            <text:p>16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93" calcext:value-type="float">
            <text:p>2993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042" calcext:value-type="float">
            <text:p>2042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410" calcext:value-type="float">
            <text:p>24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62" calcext:value-type="float">
            <text:p>31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10" calcext:value-type="float">
            <text:p>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5" calcext:value-type="float">
            <text:p>7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4" calcext:value-type="float">
            <text:p>8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971" calcext:value-type="float">
            <text:p>19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38" calcext:value-type="float">
            <text:p>173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553" calcext:value-type="float">
            <text:p>155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14" calcext:value-type="float">
            <text:p>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7" calcext:value-type="float">
            <text:p>80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717" calcext:value-type="float">
            <text:p>717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880" calcext:value-type="float">
            <text:p>88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52" calcext:value-type="float">
            <text:p>952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18" calcext:value-type="float">
            <text:p>1118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161" calcext:value-type="float">
            <text:p>1161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094" calcext:value-type="float">
            <text:p>1094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139" calcext:value-type="float">
            <text:p>1139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1138" calcext:value-type="float">
            <text:p>1138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1038" calcext:value-type="float">
            <text:p>1038</text:p>
          </table:table-cell>
          <table:table-cell office:value-type="percentage" office:value="0.3667" calcext:value-type="percentage">
            <text:p>3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933" calcext:value-type="float">
            <text:p>9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8" calcext:value-type="float">
            <text:p>10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2" calcext:value-type="float">
            <text:p>88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906" calcext:value-type="float">
            <text:p>9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5" calcext:value-type="float">
            <text:p>8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5" calcext:value-type="float">
            <text:p>79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930" calcext:value-type="float">
            <text:p>19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2" calcext:value-type="float">
            <text:p>19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6" calcext:value-type="float">
            <text:p>189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482" calcext:value-type="float">
            <text:p>4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5" calcext:value-type="float">
            <text:p>4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8" calcext:value-type="float">
            <text:p>47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285" calcext:value-type="float">
            <text:p>22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33" calcext:value-type="float">
            <text:p>23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09" calcext:value-type="float">
            <text:p>23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67" calcext:value-type="float">
            <text:p>2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2" calcext:value-type="float">
            <text:p>2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2" calcext:value-type="float">
            <text:p>28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113:.B144])" office:value-type="float" office:value="42479" calcext:value-type="float">
            <text:p>42479</text:p>
          </table:table-cell>
          <table:table-cell table:style-name="ce5" table:formula="of:=AVERAGE([.C113:.C144])" office:value-type="percentage" office:value="0.94895625" calcext:value-type="percentage">
            <text:p>94,90%</text:p>
          </table:table-cell>
          <table:table-cell table:style-name="ce1" table:formula="of:=SUM([.D113:.D144])" office:value-type="float" office:value="46843" calcext:value-type="float">
            <text:p>46843</text:p>
          </table:table-cell>
          <table:table-cell table:style-name="ce5" table:formula="of:=AVERAGE([.E113:.E144])" office:value-type="percentage" office:value="0.94375" calcext:value-type="percentage">
            <text:p>94,38%</text:p>
          </table:table-cell>
          <table:table-cell table:style-name="ce1" table:formula="of:=SUM([.F113:.F144])" office:value-type="float" office:value="44334" calcext:value-type="float">
            <text:p>44334</text:p>
          </table:table-cell>
          <table:table-cell table:style-name="ce5" table:formula="of:=AVERAGE([.G113:.G144])" office:value-type="percentage" office:value="0.943746875" calcext:value-type="percentage">
            <text:p>94,37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10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55" calcext:value-type="float">
            <text:p>1155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226" calcext:value-type="float">
            <text:p>12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1" calcext:value-type="float">
            <text:p>114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50" calcext:value-type="float">
            <text:p>950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951" calcext:value-type="float">
            <text:p>9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3" calcext:value-type="float">
            <text:p>94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6" calcext:value-type="float">
            <text:p>5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7" calcext:value-type="float">
            <text:p>4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7" calcext:value-type="float">
            <text:p>50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930" calcext:value-type="float">
            <text:p>9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8" calcext:value-type="float">
            <text:p>148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292" calcext:value-type="float">
            <text:p>1292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692" calcext:value-type="float">
            <text:p>1692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552" calcext:value-type="float">
            <text:p>1552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492" calcext:value-type="float">
            <text:p>1492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07" calcext:value-type="float">
            <text:p>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5" calcext:value-type="float">
            <text:p>7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" calcext:value-type="float">
            <text:p>72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42" calcext:value-type="float">
            <text:p>9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3" calcext:value-type="float">
            <text:p>9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3" calcext:value-type="float">
            <text:p>94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19" calcext:value-type="float">
            <text:p>10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4" calcext:value-type="float">
            <text:p>10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8" calcext:value-type="float">
            <text:p>100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448" calcext:value-type="float">
            <text:p>24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05" calcext:value-type="float">
            <text:p>260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647" calcext:value-type="float">
            <text:p>264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51" calcext:value-type="float">
            <text:p>12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6" calcext:value-type="float">
            <text:p>12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0" calcext:value-type="float">
            <text:p>122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62" calcext:value-type="float">
            <text:p>24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70" calcext:value-type="float">
            <text:p>24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42" calcext:value-type="float">
            <text:p>24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0" calcext:value-type="float">
            <text:p>181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160" calcext:value-type="float">
            <text:p>2160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75" calcext:value-type="float">
            <text:p>6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0" calcext:value-type="float">
            <text:p>6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6" calcext:value-type="float">
            <text:p>69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938" calcext:value-type="float">
            <text:p>9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8" calcext:value-type="float">
            <text:p>9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5" calcext:value-type="float">
            <text:p>92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27" calcext:value-type="float">
            <text:p>102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46" calcext:value-type="float">
            <text:p>114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19" calcext:value-type="float">
            <text:p>1119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82" calcext:value-type="float">
            <text:p>16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93" calcext:value-type="float">
            <text:p>16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49" calcext:value-type="float">
            <text:p>164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75" calcext:value-type="float">
            <text:p>24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1" calcext:value-type="float">
            <text:p>25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02" calcext:value-type="float">
            <text:p>250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2397" calcext:value-type="float">
            <text:p>239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546" calcext:value-type="float">
            <text:p>25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58" calcext:value-type="float">
            <text:p>2158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784" calcext:value-type="float">
            <text:p>17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75" calcext:value-type="float">
            <text:p>287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948" calcext:value-type="float">
            <text:p>1948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299" calcext:value-type="float">
            <text:p>12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6" calcext:value-type="float">
            <text:p>187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13" calcext:value-type="float">
            <text:p>3213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854" calcext:value-type="float">
            <text:p>8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1" calcext:value-type="float">
            <text:p>8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9" calcext:value-type="float">
            <text:p>8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225" calcext:value-type="float">
            <text:p>12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42" calcext:value-type="float">
            <text:p>17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4" calcext:value-type="float">
            <text:p>118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759" calcext:value-type="float">
            <text:p>7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0" calcext:value-type="float">
            <text:p>8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2" calcext:value-type="float">
            <text:p>79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54" calcext:value-type="float">
            <text:p>95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33" calcext:value-type="float">
            <text:p>93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876" calcext:value-type="float">
            <text:p>876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96" calcext:value-type="float">
            <text:p>1096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004" calcext:value-type="float">
            <text:p>1004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032" calcext:value-type="float">
            <text:p>1032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120" calcext:value-type="float">
            <text:p>1120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211" calcext:value-type="float">
            <text:p>1211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166" calcext:value-type="float">
            <text:p>1166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103" calcext:value-type="float">
            <text:p>11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99" calcext:value-type="float">
            <text:p>12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8" calcext:value-type="float">
            <text:p>130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767" calcext:value-type="float">
            <text:p>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4" calcext:value-type="float">
            <text:p>7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5" calcext:value-type="float">
            <text:p>111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952" calcext:value-type="float">
            <text:p>19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5" calcext:value-type="float">
            <text:p>1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34" calcext:value-type="float">
            <text:p>19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530" calcext:value-type="float">
            <text:p>5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" calcext:value-type="float">
            <text:p>5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" calcext:value-type="float">
            <text:p>53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342" calcext:value-type="float">
            <text:p>23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44" calcext:value-type="float">
            <text:p>23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7" calcext:value-type="float">
            <text:p>237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317" calcext:value-type="float">
            <text:p>3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5" calcext:value-type="float">
            <text:p>3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6" calcext:value-type="float">
            <text:p>32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149:.B180])" office:value-type="float" office:value="41267" calcext:value-type="float">
            <text:p>41267</text:p>
          </table:table-cell>
          <table:table-cell table:style-name="ce5" table:formula="of:=AVERAGE([.C149:.C180])" office:value-type="percentage" office:value="0.96666875" calcext:value-type="percentage">
            <text:p>96,67%</text:p>
          </table:table-cell>
          <table:table-cell table:style-name="ce1" table:formula="of:=SUM([.D149:.D180])" office:value-type="float" office:value="44591" calcext:value-type="float">
            <text:p>44591</text:p>
          </table:table-cell>
          <table:table-cell table:style-name="ce5" table:formula="of:=AVERAGE([.E149:.E180])" office:value-type="percentage" office:value="0.955209375" calcext:value-type="percentage">
            <text:p>95,52%</text:p>
          </table:table-cell>
          <table:table-cell table:style-name="ce1" table:formula="of:=SUM([.F149:.F180])" office:value-type="float" office:value="44176" calcext:value-type="float">
            <text:p>44176</text:p>
          </table:table-cell>
          <table:table-cell table:style-name="ce5" table:formula="of:=AVERAGE([.G149:.G180])" office:value-type="percentage" office:value="0.945834375" calcext:value-type="percentage">
            <text:p>94,58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20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16" calcext:value-type="float">
            <text:p>1216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298" calcext:value-type="float">
            <text:p>12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9" calcext:value-type="float">
            <text:p>122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42" calcext:value-type="float">
            <text:p>1042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3" calcext:value-type="float">
            <text:p>103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603" calcext:value-type="float">
            <text:p>6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2" calcext:value-type="float">
            <text:p>6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9" calcext:value-type="float">
            <text:p>59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177" calcext:value-type="float">
            <text:p>117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449" calcext:value-type="float">
            <text:p>1449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713" calcext:value-type="float">
            <text:p>1713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570" calcext:value-type="float">
            <text:p>1570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469" calcext:value-type="float">
            <text:p>1469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442" calcext:value-type="float">
            <text:p>1442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908" calcext:value-type="float">
            <text:p>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0" calcext:value-type="float">
            <text:p>8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9" calcext:value-type="float">
            <text:p>79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040" calcext:value-type="float">
            <text:p>10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9" calcext:value-type="float">
            <text:p>10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6" calcext:value-type="float">
            <text:p>103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115" calcext:value-type="float">
            <text:p>11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8" calcext:value-type="float">
            <text:p>11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5" calcext:value-type="float">
            <text:p>110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582" calcext:value-type="float">
            <text:p>258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548" calcext:value-type="float">
            <text:p>25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1" calcext:value-type="float">
            <text:p>280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54" calcext:value-type="float">
            <text:p>13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0" calcext:value-type="float">
            <text:p>13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41" calcext:value-type="float">
            <text:p>134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72" calcext:value-type="float">
            <text:p>25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8" calcext:value-type="float">
            <text:p>25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54" calcext:value-type="float">
            <text:p>255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257" calcext:value-type="float">
            <text:p>225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672" calcext:value-type="float">
            <text:p>2672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70" calcext:value-type="float">
            <text:p>7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2" calcext:value-type="float">
            <text:p>8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0" calcext:value-type="float">
            <text:p>79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37" calcext:value-type="float">
            <text:p>10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4" calcext:value-type="float">
            <text:p>10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7" calcext:value-type="float">
            <text:p>103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964" calcext:value-type="float">
            <text:p>9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9" calcext:value-type="float">
            <text:p>1059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39" calcext:value-type="float">
            <text:p>1039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777" calcext:value-type="float">
            <text:p>17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575" calcext:value-type="float">
            <text:p>25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98" calcext:value-type="float">
            <text:p>25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9" calcext:value-type="float">
            <text:p>257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14" calcext:value-type="float">
            <text:p>17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5" calcext:value-type="float">
            <text:p>25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66" calcext:value-type="float">
            <text:p>2166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432" calcext:value-type="float">
            <text:p>14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30" calcext:value-type="float">
            <text:p>24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31" calcext:value-type="float">
            <text:p>2431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161" calcext:value-type="float">
            <text:p>21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55" calcext:value-type="float">
            <text:p>235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890" calcext:value-type="float">
            <text:p>189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06" calcext:value-type="float">
            <text:p>9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3" calcext:value-type="float">
            <text:p>9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4" calcext:value-type="float">
            <text:p>91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257" calcext:value-type="float">
            <text:p>1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72" calcext:value-type="float">
            <text:p>12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5" calcext:value-type="float">
            <text:p>124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69" calcext:value-type="float">
            <text:p>8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0" calcext:value-type="float">
            <text:p>8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0" calcext:value-type="float">
            <text:p>90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71" calcext:value-type="float">
            <text:p>1071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55" calcext:value-type="float">
            <text:p>1055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78" calcext:value-type="float">
            <text:p>97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40" calcext:value-type="float">
            <text:p>1140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1179" calcext:value-type="float">
            <text:p>1179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110" calcext:value-type="float">
            <text:p>1110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34" calcext:value-type="float">
            <text:p>1334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1168" calcext:value-type="float">
            <text:p>1168</text:p>
          </table:table-cell>
          <table:table-cell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079" calcext:value-type="float">
            <text:p>10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88" calcext:value-type="float">
            <text:p>138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955" calcext:value-type="float">
            <text:p>9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0" calcext:value-type="float">
            <text:p>7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2062" calcext:value-type="float">
            <text:p>20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5" calcext:value-type="float">
            <text:p>20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42" calcext:value-type="float">
            <text:p>20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628" calcext:value-type="float">
            <text:p>6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2" calcext:value-type="float">
            <text:p>6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4" calcext:value-type="float">
            <text:p>6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439" calcext:value-type="float">
            <text:p>24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48" calcext:value-type="float">
            <text:p>25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1" calcext:value-type="float">
            <text:p>242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405" calcext:value-type="float">
            <text:p>4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5" calcext:value-type="float">
            <text:p>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8" calcext:value-type="float">
            <text:p>41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185:.B216])" office:value-type="float" office:value="44011" calcext:value-type="float">
            <text:p>44011</text:p>
          </table:table-cell>
          <table:table-cell table:style-name="ce5" table:formula="of:=AVERAGE([.C185:.C216])" office:value-type="percentage" office:value="0.960421875" calcext:value-type="percentage">
            <text:p>96,04%</text:p>
          </table:table-cell>
          <table:table-cell table:style-name="ce1" table:formula="of:=SUM([.D185:.D216])" office:value-type="float" office:value="47016" calcext:value-type="float">
            <text:p>47016</text:p>
          </table:table-cell>
          <table:table-cell table:style-name="ce5" table:formula="of:=AVERAGE([.E185:.E216])" office:value-type="percentage" office:value="0.962496875" calcext:value-type="percentage">
            <text:p>96,25%</text:p>
          </table:table-cell>
          <table:table-cell table:style-name="ce1" table:formula="of:=SUM([.F185:.F216])" office:value-type="float" office:value="46431" calcext:value-type="float">
            <text:p>46431</text:p>
          </table:table-cell>
          <table:table-cell table:style-name="ce5" table:formula="of:=AVERAGE([.G185:.G216])" office:value-type="percentage" office:value="0.9708375" calcext:value-type="percentage">
            <text:p>97,08%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3">
          <table:table-cell table:style-name="ce19" table:number-columns-repeated="2"/>
          <table:table-cell table:style-name="ce13" office:value-type="string" calcext:value-type="string" table:number-columns-spanned="5" table:number-rows-spanned="1">
            <text:p>MODEL = RBF(5)</text:p>
          </table:table-cell>
          <table:covered-table-cell table:style-name="ce19"/>
          <table:covered-table-cell table:style-name="ce18"/>
          <table:covered-table-cell table:style-name="ce19"/>
          <table:covered-table-cell table:style-name="ce18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5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66" calcext:value-type="float">
            <text:p>1066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087" calcext:value-type="float">
            <text:p>10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2" calcext:value-type="float">
            <text:p>10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893" calcext:value-type="float">
            <text:p>893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901" calcext:value-type="float">
            <text:p>9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3" calcext:value-type="float">
            <text:p>95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65" calcext:value-type="float">
            <text:p>4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0" calcext:value-type="float">
            <text:p>46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64" calcext:value-type="float">
            <text:p>464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62" calcext:value-type="float">
            <text:p>6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5" calcext:value-type="float">
            <text:p>7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6" calcext:value-type="float">
            <text:p>110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447" calcext:value-type="float">
            <text:p>144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626" calcext:value-type="float">
            <text:p>1626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674" calcext:value-type="float">
            <text:p>1674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55" calcext:value-type="float">
            <text:p>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8" calcext:value-type="float">
            <text:p>7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9" calcext:value-type="float">
            <text:p>67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80" calcext:value-type="float">
            <text:p>8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2" calcext:value-type="float">
            <text:p>8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1" calcext:value-type="float">
            <text:p>88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55" calcext:value-type="float">
            <text:p>9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6" calcext:value-type="float">
            <text:p>9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5" calcext:value-type="float">
            <text:p>93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436" calcext:value-type="float">
            <text:p>24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88" calcext:value-type="float">
            <text:p>11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69" calcext:value-type="float">
            <text:p>11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72" calcext:value-type="float">
            <text:p>117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09" calcext:value-type="float">
            <text:p>24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03" calcext:value-type="float">
            <text:p>24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68" calcext:value-type="float">
            <text:p>236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073" calcext:value-type="float">
            <text:p>207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574" calcext:value-type="float">
            <text:p>257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866" calcext:value-type="float">
            <text:p>1866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40" calcext:value-type="float">
            <text:p>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9" calcext:value-type="float">
            <text:p>6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8" calcext:value-type="float">
            <text:p>65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904" calcext:value-type="float">
            <text:p>9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9" calcext:value-type="float">
            <text:p>8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1" calcext:value-type="float">
            <text:p>911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310" calcext:value-type="float">
            <text:p>1310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617" calcext:value-type="float">
            <text:p>161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600" calcext:value-type="float">
            <text:p>1600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19" calcext:value-type="float">
            <text:p>16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5" calcext:value-type="float">
            <text:p>16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2" calcext:value-type="float">
            <text:p>172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39" calcext:value-type="float">
            <text:p>24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59" calcext:value-type="float">
            <text:p>24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51" calcext:value-type="float">
            <text:p>245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698" calcext:value-type="float">
            <text:p>16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99" calcext:value-type="float">
            <text:p>15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23" calcext:value-type="float">
            <text:p>262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299" calcext:value-type="float">
            <text:p>12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14" calcext:value-type="float">
            <text:p>21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4" calcext:value-type="float">
            <text:p>189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166" calcext:value-type="float">
            <text:p>21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50" calcext:value-type="float">
            <text:p>21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11" calcext:value-type="float">
            <text:p>191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785" calcext:value-type="float">
            <text:p>7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2" calcext:value-type="float">
            <text:p>7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6" calcext:value-type="float">
            <text:p>76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564" calcext:value-type="float">
            <text:p>156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281" calcext:value-type="float">
            <text:p>22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98" calcext:value-type="float">
            <text:p>24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67" calcext:value-type="float">
            <text:p>86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36" calcext:value-type="float">
            <text:p>736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882" calcext:value-type="float">
            <text:p>882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53" calcext:value-type="float">
            <text:p>953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091" calcext:value-type="float">
            <text:p>109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991" calcext:value-type="float">
            <text:p>991</text:p>
          </table:table-cell>
          <table:table-cell office:value-type="percentage" office:value="0.6667" calcext:value-type="percentage">
            <text:p>6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49" calcext:value-type="float">
            <text:p>1049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117" calcext:value-type="float">
            <text:p>1117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1003" calcext:value-type="float">
            <text:p>1003</text:p>
          </table:table-cell>
          <table:table-cell office:value-type="percentage" office:value="0.5667" calcext:value-type="percentage">
            <text:p>5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42" calcext:value-type="float">
            <text:p>1242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1322" calcext:value-type="float">
            <text:p>1322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349" calcext:value-type="float">
            <text:p>1349</text:p>
          </table:table-cell>
          <table:table-cell office:value-type="percentage" office:value="0.2667" calcext:value-type="percentage">
            <text:p>2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4" calcext:value-type="float">
            <text:p>8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3" calcext:value-type="float">
            <text:p>83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899" calcext:value-type="float">
            <text:p>8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3" calcext:value-type="float">
            <text:p>9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5" calcext:value-type="float">
            <text:p>85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930" calcext:value-type="float">
            <text:p>19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2" calcext:value-type="float">
            <text:p>19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2" calcext:value-type="float">
            <text:p>190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482" calcext:value-type="float">
            <text:p>4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5" calcext:value-type="float">
            <text:p>4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2" calcext:value-type="float">
            <text:p>52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286" calcext:value-type="float">
            <text:p>22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92" calcext:value-type="float">
            <text:p>22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46" calcext:value-type="float">
            <text:p>224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58" calcext:value-type="float">
            <text:p>2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8" calcext:value-type="float">
            <text:p>2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" calcext:value-type="float">
            <text:p>26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222:.B253])" office:value-type="float" office:value="40690" calcext:value-type="float">
            <text:p>40690</text:p>
          </table:table-cell>
          <table:table-cell table:style-name="ce5" table:formula="of:=AVERAGE([.C222:.C253])" office:value-type="percentage" office:value="0.944796875" calcext:value-type="percentage">
            <text:p>94,48%</text:p>
          </table:table-cell>
          <table:table-cell table:style-name="ce1" table:formula="of:=SUM([.D222:.D253])" office:value-type="float" office:value="43128" calcext:value-type="float">
            <text:p>43128</text:p>
          </table:table-cell>
          <table:table-cell table:style-name="ce5" table:formula="of:=AVERAGE([.E222:.E253])" office:value-type="percentage" office:value="0.93958125" calcext:value-type="percentage">
            <text:p>93,96%</text:p>
          </table:table-cell>
          <table:table-cell table:style-name="ce1" table:formula="of:=SUM([.F222:.F253])" office:value-type="float" office:value="43757" calcext:value-type="float">
            <text:p>43757</text:p>
          </table:table-cell>
          <table:table-cell table:style-name="ce5" table:formula="of:=AVERAGE([.G222:.G253])" office:value-type="percentage" office:value="0.9302125" calcext:value-type="percentage">
            <text:p>93,02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10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05" calcext:value-type="float">
            <text:p>1105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120" calcext:value-type="float">
            <text:p>11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9" calcext:value-type="float">
            <text:p>111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40" calcext:value-type="float">
            <text:p>940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979" calcext:value-type="float">
            <text:p>9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3" calcext:value-type="float">
            <text:p>94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15" calcext:value-type="float">
            <text:p>5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5" calcext:value-type="float">
            <text:p>5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2" calcext:value-type="float">
            <text:p>522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83" calcext:value-type="float">
            <text:p>6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0" calcext:value-type="float">
            <text:p>7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83" calcext:value-type="float">
            <text:p>98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635" calcext:value-type="float">
            <text:p>163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798" calcext:value-type="float">
            <text:p>179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715" calcext:value-type="float">
            <text:p>1715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05" calcext:value-type="float">
            <text:p>8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4" calcext:value-type="float">
            <text:p>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0" calcext:value-type="float">
            <text:p>71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31" calcext:value-type="float">
            <text:p>9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2" calcext:value-type="float">
            <text:p>9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1" calcext:value-type="float">
            <text:p>93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07" calcext:value-type="float">
            <text:p>10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2" calcext:value-type="float">
            <text:p>9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84" calcext:value-type="float">
            <text:p>98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448" calcext:value-type="float">
            <text:p>24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05" calcext:value-type="float">
            <text:p>260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647" calcext:value-type="float">
            <text:p>264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37" calcext:value-type="float">
            <text:p>12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8" calcext:value-type="float">
            <text:p>122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35" calcext:value-type="float">
            <text:p>24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35" calcext:value-type="float">
            <text:p>24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0" calcext:value-type="float">
            <text:p>242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859" calcext:value-type="float">
            <text:p>1859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980" calcext:value-type="float">
            <text:p>1980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83" calcext:value-type="float">
            <text:p>6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1" calcext:value-type="float">
            <text:p>7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1" calcext:value-type="float">
            <text:p>71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940" calcext:value-type="float">
            <text:p>9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6" calcext:value-type="float">
            <text:p>9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524" calcext:value-type="float">
            <text:p>1524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1519" calcext:value-type="float">
            <text:p>1519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354" calcext:value-type="float">
            <text:p>2354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95" calcext:value-type="float">
            <text:p>16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6" calcext:value-type="float">
            <text:p>17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58" calcext:value-type="float">
            <text:p>165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93" calcext:value-type="float">
            <text:p>24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97" calcext:value-type="float">
            <text:p>24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6" calcext:value-type="float">
            <text:p>251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75" calcext:value-type="float">
            <text:p>12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95" calcext:value-type="float">
            <text:p>20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47" calcext:value-type="float">
            <text:p>164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99" calcext:value-type="float">
            <text:p>23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3" calcext:value-type="float">
            <text:p>172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250" calcext:value-type="float">
            <text:p>12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5" calcext:value-type="float">
            <text:p>26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32" calcext:value-type="float">
            <text:p>163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816" calcext:value-type="float">
            <text:p>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5" calcext:value-type="float">
            <text:p>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526" calcext:value-type="float">
            <text:p>15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1" calcext:value-type="float">
            <text:p>123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318" calcext:value-type="float">
            <text:p>131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37" calcext:value-type="float">
            <text:p>8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7" calcext:value-type="float">
            <text:p>86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38" calcext:value-type="float">
            <text:p>938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78" calcext:value-type="float">
            <text:p>978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979" calcext:value-type="float">
            <text:p>979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053" calcext:value-type="float">
            <text:p>1053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01" calcext:value-type="float">
            <text:p>1201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223" calcext:value-type="float">
            <text:p>1223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110" calcext:value-type="float">
            <text:p>1110</text:p>
          </table:table-cell>
          <table:table-cell office:value-type="percentage" office:value="0.6333" calcext:value-type="percentage">
            <text:p>63,33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171" calcext:value-type="float">
            <text:p>1171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1306" calcext:value-type="float">
            <text:p>1306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1507" calcext:value-type="float">
            <text:p>1507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963" calcext:value-type="float">
            <text:p>9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7" calcext:value-type="float">
            <text:p>85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42" calcext:value-type="float">
            <text:p>9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080" calcext:value-type="float">
            <text:p>10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0" calcext:value-type="float">
            <text:p>9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8" calcext:value-type="float">
            <text:p>8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952" calcext:value-type="float">
            <text:p>19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5" calcext:value-type="float">
            <text:p>1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34" calcext:value-type="float">
            <text:p>19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530" calcext:value-type="float">
            <text:p>5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" calcext:value-type="float">
            <text:p>5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" calcext:value-type="float">
            <text:p>53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373" calcext:value-type="float">
            <text:p>23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94" calcext:value-type="float">
            <text:p>22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16" calcext:value-type="float">
            <text:p>231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308" calcext:value-type="float">
            <text:p>3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7" calcext:value-type="float">
            <text:p>3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0" calcext:value-type="float">
            <text:p>31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258:.B289])" office:value-type="float" office:value="41609" calcext:value-type="float">
            <text:p>41609</text:p>
          </table:table-cell>
          <table:table-cell table:style-name="ce5" table:formula="of:=AVERAGE([.C258:.C289])" office:value-type="percentage" office:value="0.934375" calcext:value-type="percentage">
            <text:p>93,44%</text:p>
          </table:table-cell>
          <table:table-cell table:style-name="ce1" table:formula="of:=SUM([.D258:.D289])" office:value-type="float" office:value="43869" calcext:value-type="float">
            <text:p>43869</text:p>
          </table:table-cell>
          <table:table-cell table:style-name="ce5" table:formula="of:=AVERAGE([.E258:.E289])" office:value-type="percentage" office:value="0.940634375" calcext:value-type="percentage">
            <text:p>94,06%</text:p>
          </table:table-cell>
          <table:table-cell table:style-name="ce1" table:formula="of:=SUM([.F258:.F289])" office:value-type="float" office:value="43017" calcext:value-type="float">
            <text:p>43017</text:p>
          </table:table-cell>
          <table:table-cell table:style-name="ce5" table:formula="of:=AVERAGE([.G258:.G289])" office:value-type="percentage" office:value="0.94479375" calcext:value-type="percentage">
            <text:p>94,48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20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78" calcext:value-type="float">
            <text:p>1278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238" calcext:value-type="float">
            <text:p>12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3" calcext:value-type="float">
            <text:p>121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52" calcext:value-type="float">
            <text:p>1052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50" calcext:value-type="float">
            <text:p>10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2" calcext:value-type="float">
            <text:p>105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619" calcext:value-type="float">
            <text:p>6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2" calcext:value-type="float">
            <text:p>6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9" calcext:value-type="float">
            <text:p>61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68" calcext:value-type="float">
            <text:p>7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9" calcext:value-type="float">
            <text:p>8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639" calcext:value-type="float">
            <text:p>1639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831" calcext:value-type="float">
            <text:p>183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793" calcext:value-type="float">
            <text:p>1793</text:p>
          </table:table-cell>
          <table:table-cell office:value-type="percentage" office:value="0.6333" calcext:value-type="percentage">
            <text:p>63,33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907" calcext:value-type="float">
            <text:p>9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0" calcext:value-type="float">
            <text:p>8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2" calcext:value-type="float">
            <text:p>80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033" calcext:value-type="float">
            <text:p>10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5" calcext:value-type="float">
            <text:p>1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2" calcext:value-type="float">
            <text:p>103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106" calcext:value-type="float">
            <text:p>11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5" calcext:value-type="float">
            <text:p>10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6" calcext:value-type="float">
            <text:p>108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582" calcext:value-type="float">
            <text:p>258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548" calcext:value-type="float">
            <text:p>25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1" calcext:value-type="float">
            <text:p>280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31" calcext:value-type="float">
            <text:p>13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6" calcext:value-type="float">
            <text:p>13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9" calcext:value-type="float">
            <text:p>13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43" calcext:value-type="float">
            <text:p>25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36" calcext:value-type="float">
            <text:p>25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43" calcext:value-type="float">
            <text:p>254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414" calcext:value-type="float">
            <text:p>241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784" calcext:value-type="float">
            <text:p>278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101" calcext:value-type="float">
            <text:p>2101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86" calcext:value-type="float">
            <text:p>7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2" calcext:value-type="float">
            <text:p>7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13" calcext:value-type="float">
            <text:p>81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41" calcext:value-type="float">
            <text:p>10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7" calcext:value-type="float">
            <text:p>10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6" calcext:value-type="float">
            <text:p>104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649" calcext:value-type="float">
            <text:p>1649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641" calcext:value-type="float">
            <text:p>1641</text:p>
          </table:table-cell>
          <table:table-cell office:value-type="percentage" office:value="0.6667" calcext:value-type="percentage">
            <text:p>66,67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764" calcext:value-type="float">
            <text:p>1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4" calcext:value-type="float">
            <text:p>18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54" calcext:value-type="float">
            <text:p>175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594" calcext:value-type="float">
            <text:p>25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91" calcext:value-type="float">
            <text:p>25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12" calcext:value-type="float">
            <text:p>261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06" calcext:value-type="float">
            <text:p>17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6" calcext:value-type="float">
            <text:p>12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6" calcext:value-type="float">
            <text:p>203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318" calcext:value-type="float">
            <text:p>13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3" calcext:value-type="float">
            <text:p>197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001" calcext:value-type="float">
            <text:p>20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43" calcext:value-type="float">
            <text:p>27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84" calcext:value-type="float">
            <text:p>278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06" calcext:value-type="float">
            <text:p>9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9" calcext:value-type="float">
            <text:p>9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3" calcext:value-type="float">
            <text:p>91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296" calcext:value-type="float">
            <text:p>12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0" calcext:value-type="float">
            <text:p>12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55" calcext:value-type="float">
            <text:p>135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957" calcext:value-type="float">
            <text:p>95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950" calcext:value-type="float">
            <text:p>95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79" calcext:value-type="float">
            <text:p>979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97" calcext:value-type="float">
            <text:p>1097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1079" calcext:value-type="float">
            <text:p>1079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080" calcext:value-type="float">
            <text:p>1080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33" calcext:value-type="float">
            <text:p>1233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226" calcext:value-type="float">
            <text:p>1226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21" calcext:value-type="float">
            <text:p>1321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1286" calcext:value-type="float">
            <text:p>1286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467" calcext:value-type="float">
            <text:p>1467</text:p>
          </table:table-cell>
          <table:table-cell office:value-type="percentage" office:value="0.3667" calcext:value-type="percentage">
            <text:p>3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946" calcext:value-type="float">
            <text:p>9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4" calcext:value-type="float">
            <text:p>9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1" calcext:value-type="float">
            <text:p>146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961" calcext:value-type="float">
            <text:p>9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0" calcext:value-type="float">
            <text:p>113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74" calcext:value-type="float">
            <text:p>974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2062" calcext:value-type="float">
            <text:p>20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5" calcext:value-type="float">
            <text:p>20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42" calcext:value-type="float">
            <text:p>20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828" calcext:value-type="float">
            <text:p>8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2" calcext:value-type="float">
            <text:p>6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4" calcext:value-type="float">
            <text:p>6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482" calcext:value-type="float">
            <text:p>24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3" calcext:value-type="float">
            <text:p>24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2" calcext:value-type="float">
            <text:p>251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413" calcext:value-type="float">
            <text:p>4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" calcext:value-type="float">
            <text:p>4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0" calcext:value-type="float">
            <text:p>41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294:.B325])" office:value-type="float" office:value="44633" calcext:value-type="float">
            <text:p>44633</text:p>
          </table:table-cell>
          <table:table-cell table:style-name="ce5" table:formula="of:=AVERAGE([.C294:.C325])" office:value-type="percentage" office:value="0.92604375" calcext:value-type="percentage">
            <text:p>92,60%</text:p>
          </table:table-cell>
          <table:table-cell table:style-name="ce1" table:formula="of:=SUM([.D294:.D325])" office:value-type="float" office:value="45694" calcext:value-type="float">
            <text:p>45694</text:p>
          </table:table-cell>
          <table:table-cell table:style-name="ce5" table:formula="of:=AVERAGE([.E294:.E325])" office:value-type="percentage" office:value="0.94479375" calcext:value-type="percentage">
            <text:p>94,48%</text:p>
          </table:table-cell>
          <table:table-cell table:style-name="ce1" table:formula="of:=SUM([.F294:.F325])" office:value-type="float" office:value="47114" calcext:value-type="float">
            <text:p>47114</text:p>
          </table:table-cell>
          <table:table-cell table:style-name="ce5" table:formula="of:=AVERAGE([.G294:.G325])" office:value-type="percentage" office:value="0.935415625" calcext:value-type="percentage">
            <text:p>93,5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3:42:35.856837993</meta:creation-date>
    <dc:date>2022-12-18T08:57:09.693945589</dc:date>
    <meta:editing-duration>P3DT1H14M1S</meta:editing-duration>
    <meta:editing-cycles>2636</meta:editing-cycles>
    <meta:generator>LibreOffice/7.4.3.2$Linux_X86_64 LibreOffice_project/40$Build-2</meta:generator>
    <meta:document-statistic meta:table-count="4" meta:cell-count="4052" meta:object-count="0"/>
  </office:meta>
</office:document-meta>
</file>